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PingFang SC" svg:font-family="'PingFang SC', 'Lantinghei SC', 'Microsoft YaHei', arial, sans-serif, tahoma"/>
    <style:font-face style:name="Tahoma1" svg:font-family="Tahoma"/>
    <style:font-face style:name="apple-system" svg:font-family="apple-system, BlinkMacSystemFont, 'Helvetica Neue', 'PingFang SC', 'Microsoft YaHei', 'Source Han Sans SC', 'Noto Sans CJK SC', 'WenQuanYi Micro Hei', sans-serif"/>
    <style:font-face style:name="times new roman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style:language-asian="zh" style:country-asian="CN"/>
    </style:style>
    <style:style style:name="P3" style:family="paragraph" style:parent-style-name="Standard">
      <style:paragraph-properties fo:margin-left="0in" fo:margin-right="0in" fo:orphans="2" fo:widows="2" fo:text-indent="0in" style:auto-text-indent="false" fo:padding="0.0291in" fo:border-left="none" fo:border-right="none" fo:border-top="none" fo:border-bottom="0.0008in solid #000000" style:join-border="false"/>
      <style:text-properties style:language-asian="zh" style:country-asian="CN"/>
    </style:style>
    <style:style style:name="P4" style:family="paragraph" style:parent-style-name="Heading_20_2">
      <style:paragraph-properties fo:margin-left="0in" fo:margin-right="0in" fo:margin-top="0in" fo:margin-bottom="0in" fo:line-height="150%" fo:orphans="2" fo:widows="2" fo:text-indent="0in" style:auto-text-indent="false"/>
      <style:text-properties fo:font-variant="normal" fo:text-transform="none" fo:color="#121212" fo:letter-spacing="normal"/>
    </style:style>
    <style:style style:name="P5" style:family="paragraph" style:parent-style-name="Text_20_body">
      <style:paragraph-properties fo:margin-left="0in" fo:margin-right="0in" fo:orphans="2" fo:widows="2" fo:text-indent="0in" style:auto-text-indent="false"/>
    </style:style>
    <style:style style:name="P6" style:family="paragraph" style:parent-style-name="Heading_20_2">
      <style:paragraph-properties fo:margin-left="0in" fo:margin-right="0in" fo:orphans="2" fo:widows="2" fo:text-indent="0in" style:auto-text-indent="false"/>
      <style:text-properties fo:font-variant="normal" fo:text-transform="none" fo:color="#121212" fo:letter-spacing="normal" style:language-asian="zh" style:country-asian="CN"/>
    </style:style>
    <style:style style:name="P7" style:family="paragraph" style:parent-style-name="Standard">
      <style:text-properties style:font-name="Calibri" fo:font-size="14pt" fo:language="en" fo:country="CA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font-name="Calibri"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in" fo:margin-right="0in" fo:orphans="2" fo:widows="2" fo:text-indent="0in" style:auto-text-indent="false"/>
      <style:text-properties style:language-asian="zh" style:country-asian="CN"/>
    </style:style>
    <style:style style:name="P10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font-name="Calibri" fo:font-size="14pt" style:font-size-asian="14pt" style:language-asian="zh" style:country-asian="CN" style:font-size-complex="14pt"/>
    </style:style>
    <style:style style:name="P1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font-name="Calibri" fo:font-size="14pt" style:font-size-asian="14pt" style:font-size-complex="14pt"/>
    </style:style>
    <style:style style:name="P1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font-name="Calibri" fo:font-size="14pt" fo:font-weight="normal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02122" style:font-name="Calibri" fo:font-size="14pt" fo:letter-spacing="normal" fo:font-style="normal" fo:font-weight="normal" style:font-size-asian="14pt" style:font-weight-asian="normal" style:font-size-complex="14pt" style:font-weight-complex="normal"/>
    </style:style>
    <style:style style:name="P14" style:family="paragraph" style:parent-style-name="Text_20_body" style:list-style-name="L1">
      <style:paragraph-properties fo:margin-left="0in" fo:margin-right="0in" fo:margin-top="0in" fo:margin-bottom="0in" fo:orphans="2" fo:widows="2" fo:text-indent="0in" style:auto-text-indent="false" fo:padding="0in" fo:border="none"/>
      <style:text-properties fo:font-variant="normal" fo:text-transform="none" fo:color="#121212" fo:letter-spacing="normal"/>
    </style:style>
    <style:style style:name="P15" style:family="paragraph" style:parent-style-name="Text_20_body" style:list-style-name="L2">
      <style:paragraph-properties fo:margin-left="0in" fo:margin-right="0in" fo:margin-top="0in" fo:margin-bottom="0in" fo:orphans="2" fo:widows="2" fo:text-indent="0in" style:auto-text-indent="false" fo:padding="0in" fo:border="none"/>
      <style:text-properties fo:font-variant="normal" fo:text-transform="none" fo:color="#121212" fo:letter-spacing="normal"/>
    </style:style>
    <style:style style:name="P16" style:family="paragraph" style:parent-style-name="Text_20_body" style:list-style-name="L3">
      <style:paragraph-properties fo:margin-left="0in" fo:margin-right="0in" fo:margin-top="0in" fo:margin-bottom="0in" fo:orphans="2" fo:widows="2" fo:text-indent="0in" style:auto-text-indent="false" fo:padding="0in" fo:border="none"/>
      <style:text-properties fo:font-variant="normal" fo:text-transform="none" fo:color="#121212" fo:letter-spacing="normal"/>
    </style:style>
    <style:style style:name="P17" style:family="paragraph" style:parent-style-name="Text_20_body" style:list-style-name="L4">
      <style:paragraph-properties fo:margin-left="0in" fo:margin-right="0in" fo:margin-top="0in" fo:margin-bottom="0in" fo:orphans="2" fo:widows="2" fo:text-indent="0in" style:auto-text-indent="false" fo:padding="0in" fo:border="none"/>
      <style:text-properties fo:font-variant="normal" fo:text-transform="none" fo:color="#121212" fo:letter-spacing="normal"/>
    </style:style>
    <style:style style:name="P18" style:family="paragraph" style:parent-style-name="Text_20_body" style:list-style-name="L5">
      <style:paragraph-properties fo:margin-left="0in" fo:margin-right="0in" fo:margin-top="0in" fo:margin-bottom="0in" fo:orphans="2" fo:widows="2" fo:text-indent="0in" style:auto-text-indent="false" fo:padding="0in" fo:border="none"/>
      <style:text-properties fo:font-variant="normal" fo:text-transform="none" fo:color="#121212" fo:letter-spacing="normal"/>
    </style:style>
    <style:style style:name="P19" style:family="paragraph" style:parent-style-name="Text_20_body" style:list-style-name="L6">
      <style:paragraph-properties fo:margin-left="0in" fo:margin-right="0in" fo:margin-top="0in" fo:margin-bottom="0in" fo:orphans="2" fo:widows="2" fo:text-indent="0in" style:auto-text-indent="false" fo:padding="0in" fo:border="none"/>
      <style:text-properties fo:font-variant="normal" fo:text-transform="none" fo:color="#121212" fo:letter-spacing="normal"/>
    </style:style>
    <style:style style:name="P20" style:family="paragraph" style:parent-style-name="Text_20_body" style:list-style-name="L7">
      <style:paragraph-properties fo:margin-left="0in" fo:margin-right="0in" fo:margin-top="0in" fo:margin-bottom="0in" fo:orphans="2" fo:widows="2" fo:text-indent="0in" style:auto-text-indent="false" fo:padding="0in" fo:border="none"/>
      <style:text-properties fo:font-variant="normal" fo:text-transform="none" fo:color="#121212" fo:letter-spacing="normal"/>
    </style:style>
    <style:style style:name="P21" style:family="paragraph" style:parent-style-name="Text_20_body" style:list-style-name="L8">
      <style:paragraph-properties fo:margin-left="0in" fo:margin-right="0in" fo:margin-top="0in" fo:margin-bottom="0in" fo:orphans="2" fo:widows="2" fo:text-indent="0in" style:auto-text-indent="false" fo:padding="0in" fo:border="none"/>
      <style:text-properties fo:font-variant="normal" fo:text-transform="none" fo:color="#121212" fo:letter-spacing="normal"/>
    </style:style>
    <style:style style:name="P22" style:family="paragraph" style:parent-style-name="Text_20_body" style:list-style-name="L9">
      <style:paragraph-properties fo:margin-left="0in" fo:margin-right="0in" fo:margin-top="0in" fo:margin-bottom="0in" fo:orphans="2" fo:widows="2" fo:text-indent="0in" style:auto-text-indent="false" fo:padding="0in" fo:border="none"/>
      <style:text-properties fo:font-variant="normal" fo:text-transform="none" fo:color="#121212" fo:letter-spacing="normal"/>
    </style:style>
    <style:style style:name="P23" style:family="paragraph" style:parent-style-name="Text_20_body" style:list-style-name="L1">
      <style:paragraph-properties fo:margin-top="0in" fo:margin-bottom="0in" fo:orphans="2" fo:widows="2" fo:padding="0in" fo:border="none"/>
      <style:text-properties fo:font-variant="normal" fo:text-transform="none" fo:color="#121212" fo:letter-spacing="normal"/>
    </style:style>
    <style:style style:name="P24" style:family="paragraph" style:parent-style-name="Text_20_body" style:list-style-name="L2">
      <style:paragraph-properties fo:margin-top="0in" fo:margin-bottom="0in" fo:orphans="2" fo:widows="2" fo:padding="0in" fo:border="none"/>
      <style:text-properties fo:font-variant="normal" fo:text-transform="none" fo:color="#121212" fo:letter-spacing="normal"/>
    </style:style>
    <style:style style:name="P25" style:family="paragraph" style:parent-style-name="Text_20_body" style:list-style-name="L3">
      <style:paragraph-properties fo:margin-top="0in" fo:margin-bottom="0in" fo:orphans="2" fo:widows="2" fo:padding="0in" fo:border="none"/>
      <style:text-properties fo:font-variant="normal" fo:text-transform="none" fo:color="#121212" fo:letter-spacing="normal"/>
    </style:style>
    <style:style style:name="P26" style:family="paragraph" style:parent-style-name="Text_20_body" style:list-style-name="L4">
      <style:paragraph-properties fo:margin-top="0in" fo:margin-bottom="0in" fo:orphans="2" fo:widows="2" fo:padding="0in" fo:border="none"/>
      <style:text-properties fo:font-variant="normal" fo:text-transform="none" fo:color="#121212" fo:letter-spacing="normal"/>
    </style:style>
    <style:style style:name="P27" style:family="paragraph" style:parent-style-name="Text_20_body" style:list-style-name="L5">
      <style:paragraph-properties fo:margin-top="0in" fo:margin-bottom="0in" fo:orphans="2" fo:widows="2" fo:padding="0in" fo:border="none"/>
      <style:text-properties fo:font-variant="normal" fo:text-transform="none" fo:color="#121212" fo:letter-spacing="normal"/>
    </style:style>
    <style:style style:name="P28" style:family="paragraph" style:parent-style-name="Text_20_body" style:list-style-name="L6">
      <style:paragraph-properties fo:margin-top="0in" fo:margin-bottom="0in" fo:orphans="2" fo:widows="2" fo:padding="0in" fo:border="none"/>
      <style:text-properties fo:font-variant="normal" fo:text-transform="none" fo:color="#121212" fo:letter-spacing="normal"/>
    </style:style>
    <style:style style:name="P29" style:family="paragraph" style:parent-style-name="Text_20_body" style:list-style-name="L7">
      <style:paragraph-properties fo:margin-top="0in" fo:margin-bottom="0in" fo:orphans="2" fo:widows="2" fo:padding="0in" fo:border="none"/>
      <style:text-properties fo:font-variant="normal" fo:text-transform="none" fo:color="#121212" fo:letter-spacing="normal"/>
    </style:style>
    <style:style style:name="P30" style:family="paragraph" style:parent-style-name="Text_20_body" style:list-style-name="L8">
      <style:paragraph-properties fo:margin-top="0in" fo:margin-bottom="0in" fo:orphans="2" fo:widows="2" fo:padding="0in" fo:border="none"/>
      <style:text-properties fo:font-variant="normal" fo:text-transform="none" fo:color="#121212" fo:letter-spacing="normal"/>
    </style:style>
    <style:style style:name="P31" style:family="paragraph" style:parent-style-name="Text_20_body" style:list-style-name="L9">
      <style:paragraph-properties fo:margin-top="0in" fo:margin-bottom="0in" fo:orphans="2" fo:widows="2" fo:padding="0in" fo:border="none"/>
      <style:text-properties fo:font-variant="normal" fo:text-transform="none" fo:color="#121212" fo:letter-spacing="normal"/>
    </style:style>
    <style:style style:name="P32" style:family="paragraph" style:parent-style-name="Text_20_body" style:list-style-name="L4">
      <style:paragraph-properties fo:margin-top="0in" fo:margin-bottom="0in" fo:orphans="2" fo:widows="2" fo:padding="0in" fo:border="none"/>
      <style:text-properties fo:font-variant="normal" fo:text-transform="none" fo:color="#121212" fo:letter-spacing="normal" style:font-name-asian="apple-system" style:font-size-asian="14pt" style:font-style-asian="normal" style:font-weight-asian="normal"/>
    </style:style>
    <style:style style:name="P33" style:family="paragraph" style:parent-style-name="Text_20_body" style:list-style-name="L4">
      <style:paragraph-properties fo:margin-top="0in" fo:margin-bottom="0in" fo:orphans="2" fo:widows="2" fo:padding="0in" fo:border="none"/>
      <style:text-properties fo:font-variant="normal" fo:text-transform="none" fo:color="#121212" style:font-name="apple-system" fo:font-size="14pt" fo:letter-spacing="normal" fo:font-style="normal" fo:font-weight="normal"/>
    </style:style>
    <style:style style:name="P34" style:family="paragraph" style:parent-style-name="Text_20_body" style:list-style-name="L9">
      <style:paragraph-properties fo:margin-top="0in" fo:margin-bottom="0in" fo:orphans="2" fo:widows="2" fo:padding="0in" fo:border="none"/>
      <style:text-properties fo:font-variant="normal" fo:text-transform="none" fo:color="#121212" style:font-name="apple-system" fo:font-size="14pt" fo:letter-spacing="normal" fo:font-style="normal" fo:font-weight="normal"/>
    </style:style>
    <style:style style:name="P35" style:family="paragraph" style:parent-style-name="Text_20_body" style:list-style-name="L1">
      <style:paragraph-properties fo:orphans="2" fo:widows="2" fo:padding="0in" fo:border="none"/>
      <style:text-properties fo:font-variant="normal" fo:text-transform="none" fo:color="#121212" fo:letter-spacing="normal"/>
    </style:style>
    <style:style style:name="P36" style:family="paragraph" style:parent-style-name="Text_20_body" style:list-style-name="L2">
      <style:paragraph-properties fo:orphans="2" fo:widows="2" fo:padding="0in" fo:border="none"/>
      <style:text-properties fo:font-variant="normal" fo:text-transform="none" fo:color="#121212" fo:letter-spacing="normal"/>
    </style:style>
    <style:style style:name="P37" style:family="paragraph" style:parent-style-name="Text_20_body" style:list-style-name="L3">
      <style:paragraph-properties fo:orphans="2" fo:widows="2" fo:padding="0in" fo:border="none"/>
      <style:text-properties fo:font-variant="normal" fo:text-transform="none" fo:color="#121212" fo:letter-spacing="normal"/>
    </style:style>
    <style:style style:name="P38" style:family="paragraph" style:parent-style-name="Text_20_body" style:list-style-name="L4">
      <style:paragraph-properties fo:orphans="2" fo:widows="2" fo:padding="0in" fo:border="none"/>
      <style:text-properties fo:font-variant="normal" fo:text-transform="none" fo:color="#121212" fo:letter-spacing="normal"/>
    </style:style>
    <style:style style:name="P39" style:family="paragraph" style:parent-style-name="Text_20_body" style:list-style-name="L5">
      <style:paragraph-properties fo:orphans="2" fo:widows="2" fo:padding="0in" fo:border="none"/>
      <style:text-properties fo:font-variant="normal" fo:text-transform="none" fo:color="#121212" fo:letter-spacing="normal"/>
    </style:style>
    <style:style style:name="P40" style:family="paragraph" style:parent-style-name="Text_20_body" style:list-style-name="L6">
      <style:paragraph-properties fo:orphans="2" fo:widows="2" fo:padding="0in" fo:border="none"/>
      <style:text-properties fo:font-variant="normal" fo:text-transform="none" fo:color="#121212" fo:letter-spacing="normal"/>
    </style:style>
    <style:style style:name="P41" style:family="paragraph" style:parent-style-name="Text_20_body" style:list-style-name="L7">
      <style:paragraph-properties fo:orphans="2" fo:widows="2" fo:padding="0in" fo:border="none"/>
      <style:text-properties fo:font-variant="normal" fo:text-transform="none" fo:color="#121212" fo:letter-spacing="normal"/>
    </style:style>
    <style:style style:name="P42" style:family="paragraph" style:parent-style-name="Text_20_body" style:list-style-name="L8">
      <style:paragraph-properties fo:orphans="2" fo:widows="2" fo:padding="0in" fo:border="none"/>
      <style:text-properties fo:font-variant="normal" fo:text-transform="none" fo:color="#121212" fo:letter-spacing="normal"/>
    </style:style>
    <style:style style:name="T1" style:family="text">
      <style:text-properties fo:font-variant="normal" fo:text-transform="none" fo:color="#333333" style:font-name="PingFang SC" fo:font-size="12pt" fo:letter-spacing="normal" fo:font-style="normal" fo:font-weight="normal"/>
    </style:style>
    <style:style style:name="T2" style:family="text">
      <style:text-properties fo:font-variant="normal" fo:text-transform="none" fo:color="#333333" fo:letter-spacing="normal" style:font-name-asian="PingFang SC" style:font-size-asian="12pt" style:font-style-asian="normal" style:font-weight-asian="normal"/>
    </style:style>
    <style:style style:name="T3" style:family="text">
      <style:text-properties fo:font-variant="normal" fo:text-transform="none" fo:color="#222222" style:font-name="times new roman" fo:font-size="18.75pt" fo:letter-spacing="normal" fo:font-style="italic" fo:font-weight="normal" style:font-weight-asian="normal" style:font-weight-complex="normal"/>
    </style:style>
    <style:style style:name="T4" style:family="text">
      <style:text-properties fo:font-variant="normal" fo:text-transform="none" fo:color="#222222" style:text-position="super 58%" style:font-name="times new roman" fo:font-size="18.75pt" fo:letter-spacing="normal" fo:font-style="italic" fo:font-weight="normal" style:font-weight-asian="normal" style:font-weight-complex="normal"/>
    </style:style>
    <style:style style:name="T5" style:family="text">
      <style:text-properties fo:font-variant="normal" fo:text-transform="none" fo:color="#222222" fo:letter-spacing="normal" fo:font-style="normal"/>
    </style:style>
    <style:style style:name="T6" style:family="text">
      <style:text-properties fo:font-variant="normal" fo:text-transform="none" fo:color="#222222" fo:letter-spacing="normal" fo:font-style="normal" fo:font-weight="normal" style:font-weight-asian="normal" style:font-weight-complex="normal"/>
    </style:style>
    <style:style style:name="T7" style:family="text">
      <style:text-properties fo:font-variant="normal" fo:text-transform="none" fo:color="#222222" fo:letter-spacing="normal" fo:font-style="italic" fo:font-weight="normal" style:font-weight-asian="normal" style:font-weight-complex="normal"/>
    </style:style>
    <style:style style:name="T8" style:family="text">
      <style:text-properties fo:font-variant="normal" fo:text-transform="none" fo:color="#202122" style:text-position="super 58%" fo:letter-spacing="normal" fo:font-style="normal" fo:font-weight="normal" style:font-weight-asian="normal" style:font-weight-complex="normal"/>
    </style:style>
    <style:style style:name="T9" style:family="text">
      <style:text-properties fo:font-variant="normal" fo:text-transform="none" fo:color="#202122" style:text-position="super 58%" fo:letter-spacing="normal" fo:font-style="normal" style:language-asian="zh" style:country-asian="CN"/>
    </style:style>
    <style:style style:name="T10" style:family="text">
      <style:text-properties fo:font-variant="normal" fo:text-transform="none" fo:color="#202122" style:text-position="super 58%" fo:letter-spacing="normal" fo:language="en" fo:country="CA" fo:font-style="normal" fo:font-weight="normal" style:font-weight-asian="normal" style:font-weight-complex="normal"/>
    </style:style>
    <style:style style:name="T11" style:family="text">
      <style:text-properties fo:font-variant="normal" fo:text-transform="none" fo:color="#202122" fo:letter-spacing="normal" fo:font-style="normal"/>
    </style:style>
    <style:style style:name="T12" style:family="text">
      <style:text-properties fo:font-variant="normal" fo:text-transform="none" fo:color="#202122" fo:letter-spacing="normal" fo:font-style="normal" fo:font-weight="normal" style:font-weight-asian="normal" style:font-weight-complex="normal"/>
    </style:style>
    <style:style style:name="T13" style:family="text">
      <style:text-properties style:font-name="apple-system" fo:font-style="normal" fo:font-weight="bold"/>
    </style:style>
    <style:style style:name="T14" style:family="text">
      <style:text-properties style:font-name="apple-system" fo:font-size="14pt" fo:font-style="normal" fo:font-weight="normal"/>
    </style:style>
    <style:style style:name="T15" style:family="text">
      <style:text-properties style:font-name-asian="apple-system" style:font-style-asian="normal" style:font-weight-asian="bold"/>
    </style:style>
    <style:style style:name="T16" style:family="text">
      <style:text-properties style:font-name-asian="apple-system" style:font-size-asian="14pt" style:font-style-asian="normal" style:font-weight-asian="normal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text:span text:style-name="T2">数学 </text:span><text:span text:style-name="T1">mathematics, maths(bre), math(ame)</text:span><text:line-break/><text:line-break/><text:span text:style-name="T2">公理 </text:span><text:span text:style-name="T1">axiom</text:span><text:line-break/><text:line-break/><text:span text:style-name="T2">定理 </text:span><text:span text:style-name="T1">theorem</text:span><text:line-break/><text:line-break/><text:span text:style-name="T2">计算 </text:span><text:span text:style-name="T1">calculation</text:span><text:line-break/><text:line-break/><text:span text:style-name="T2">运算 </text:span><text:span text:style-name="T1">operation</text:span><text:line-break/><text:line-break/><text:span text:style-name="T2">证明 </text:span><text:span text:style-name="T1">prove</text:span><text:line-break/><text:line-break/><text:span text:style-name="T2">假设 </text:span><text:span text:style-name="T1">hypothesis, hypotheses(pl.)</text:span><text:line-break/><text:line-break/><text:span text:style-name="T2">命题 </text:span><text:span text:style-name="T1">proposition</text:span><text:line-break/><text:line-break/><text:span text:style-name="T2">算术 </text:span><text:span text:style-name="T1">arithmetic</text:span><text:line-break/><text:line-break/><text:span text:style-name="T2">加 </text:span><text:span text:style-name="T1">plus(prep.), add(v.), addition(n.)</text:span><text:line-break/><text:line-break/><text:span text:style-name="T2">被加数 </text:span><text:span text:style-name="T1">augend, summand</text:span><text:line-break/><text:line-break/><text:span text:style-name="T2">加数 </text:span><text:span text:style-name="T1">addend</text:span><text:line-break/><text:line-break/><text:span text:style-name="T2">和 </text:span><text:span text:style-name="T1">sum</text:span><text:line-break/><text:line-break/><text:span text:style-name="T2">减 </text:span><text:span text:style-name="T1">minus(prep.), subtract(v.), subtraction(n.)</text:span><text:line-break/><text:line-break/><text:span text:style-name="T2">被减数 </text:span><text:span text:style-name="T1">minuend</text:span><text:line-break/><text:line-break/><text:span text:style-name="T2">减数 </text:span><text:span text:style-name="T1">subtrahend</text:span><text:line-break/><text:line-break/><text:span text:style-name="T2">差 </text:span><text:span text:style-name="T1">remainder</text:span><text:line-break/><text:line-break/><text:span text:style-name="T2">乘 </text:span><text:span text:style-name="T1">times(prep.), multiply(v.), multiplication(n.)</text:span><text:line-break/><text:line-break/><text:span text:style-name="T2">被乘数 </text:span><text:span text:style-name="T1">multiplicand, faciend</text:span><text:line-break/><text:line-break/><text:span text:style-name="T2">乘数 </text:span><text:span text:style-name="T1">multiplicator</text:span><text:line-break/><text:line-break/><text:span text:style-name="T2">积 </text:span><text:span text:style-name="T1">product</text:span><text:line-break/><text:soft-page-break/><text:line-break/><text:span text:style-name="T2">除 </text:span><text:span text:style-name="T1">divided by(prep.), divide(v.), division(n.)</text:span><text:line-break/><text:line-break/><text:span text:style-name="T2">被除数 </text:span><text:span text:style-name="T1">dividend</text:span><text:line-break/><text:line-break/><text:span text:style-name="T2">除数 </text:span><text:span text:style-name="T1">divisor</text:span><text:line-break/><text:line-break/><text:span text:style-name="T2">商 </text:span><text:span text:style-name="T1">quotient</text:span><text:line-break/><text:line-break/><text:span text:style-name="T2">等于 </text:span><text:span text:style-name="T1">equals, is equal to, is equivalent to</text:span><text:line-break/><text:line-break/><text:span text:style-name="T2">大于 </text:span><text:span text:style-name="T1">is greater than</text:span><text:line-break/><text:line-break/><text:span text:style-name="T2">小于 </text:span><text:span text:style-name="T1">is lesser than</text:span><text:line-break/><text:line-break/><text:span text:style-name="T2">大于等于 </text:span><text:span text:style-name="T1">is equal or greater than</text:span><text:line-break/><text:line-break/><text:span text:style-name="T2">小于等于 </text:span><text:span text:style-name="T1">is equal or lesser than</text:span><text:line-break/><text:line-break/><text:span text:style-name="T2">运算符 </text:span><text:span text:style-name="T1">operator</text:span><text:line-break/><text:line-break/><text:span text:style-name="T2">数字 </text:span><text:span text:style-name="T1">digit</text:span><text:line-break/><text:line-break/><text:span text:style-name="T2">数 </text:span><text:span text:style-name="T1">number</text:span><text:line-break/><text:line-break/><text:span text:style-name="T2">自然数 </text:span><text:span text:style-name="T1">natural number</text:span><text:line-break/><text:line-break/><text:span text:style-name="T2">整数 </text:span><text:span text:style-name="T1">integer</text:span><text:line-break/><text:line-break/><text:span text:style-name="T2">小数 </text:span><text:span text:style-name="T1">decimal</text:span><text:line-break/><text:line-break/><text:span text:style-name="T2">小数点 </text:span><text:span text:style-name="T1">decimal point</text:span><text:line-break/><text:line-break/><text:span text:style-name="T2">分数 </text:span><text:span text:style-name="T1">fraction</text:span><text:line-break/><text:line-break/><text:span text:style-name="T2">分子 </text:span><text:span text:style-name="T1">numerator</text:span><text:line-break/><text:line-break/><text:span text:style-name="T2">分母 </text:span><text:span text:style-name="T1">denominator</text:span><text:line-break/><text:line-break/><text:span text:style-name="T2">比 </text:span><text:span text:style-name="T1">ratio</text:span><text:line-break/><text:line-break/><text:span text:style-name="T2">正 </text:span><text:span text:style-name="T1">positive</text:span><text:line-break/><text:soft-page-break/><text:line-break/><text:span text:style-name="T2">负 </text:span><text:span text:style-name="T1">negative</text:span><text:line-break/><text:line-break/><text:span text:style-name="T2">零 </text:span><text:span text:style-name="T1">null, zero, nought, nil</text:span><text:line-break/><text:line-break/><text:span text:style-name="T2">十进制 </text:span><text:span text:style-name="T1">decimal system</text:span><text:line-break/><text:line-break/><text:span text:style-name="T2">二进制 </text:span><text:span text:style-name="T1">binary system</text:span><text:line-break/><text:line-break/><text:span text:style-name="T2">十六进制 </text:span><text:span text:style-name="T1">hexadecimal system</text:span><text:line-break/><text:line-break/><text:span text:style-name="T2">权 </text:span><text:span text:style-name="T1">weight, significance</text:span><text:line-break/><text:line-break/><text:span text:style-name="T2">进位 </text:span><text:span text:style-name="T1">carry</text:span><text:line-break/><text:line-break/><text:span text:style-name="T2">截尾 </text:span><text:span text:style-name="T1">truncation</text:span><text:line-break/><text:line-break/><text:span text:style-name="T2">四舍五入 </text:span><text:span text:style-name="T1">round</text:span><text:line-break/><text:line-break/><text:span text:style-name="T2">下舍入 </text:span><text:span text:style-name="T1">round down</text:span><text:line-break/><text:line-break/><text:span text:style-name="T2">上舍入 </text:span><text:span text:style-name="T1">round up</text:span><text:line-break/><text:line-break/><text:span text:style-name="T2">有效数字 </text:span><text:span text:style-name="T1">significant digit</text:span><text:line-break/><text:line-break/><text:span text:style-name="T2">无效数字 </text:span><text:span text:style-name="T1">insignificant digit</text:span><text:line-break/><text:line-break/><text:span text:style-name="T2">代数 </text:span><text:span text:style-name="T1">algebra</text:span><text:line-break/><text:line-break/><text:span text:style-name="T2">公式 </text:span><text:span text:style-name="T1">formula, formulae(pl.)</text:span><text:line-break/><text:line-break/><text:span text:style-name="T2">单项式 </text:span><text:span text:style-name="T1">monomial</text:span><text:line-break/><text:line-break/><text:span text:style-name="T2">多项式 </text:span><text:span text:style-name="T1">polynomial, multinomial</text:span><text:line-break/><text:line-break/><text:span text:style-name="T2">系数 </text:span><text:span text:style-name="T1">coefficient</text:span><text:line-break/><text:line-break/><text:span text:style-name="T2">未知数 </text:span><text:span text:style-name="T1">unknown, x-factor, y-factor, z-factor</text:span><text:line-break/><text:line-break/><text:span text:style-name="T2">等式，方程式 </text:span><text:span text:style-name="T1">equation</text:span><text:line-break/><text:line-break/><text:span text:style-name="T2">一次方程 </text:span><text:span text:style-name="T1">simple equation</text:span><text:line-break/><text:soft-page-break/><text:line-break/><text:span text:style-name="T2">二次方程 </text:span><text:span text:style-name="T1">quadratic equation</text:span><text:line-break/><text:line-break/><text:span text:style-name="T2">三次方程 </text:span><text:span text:style-name="T1">cubic equation</text:span><text:line-break/><text:line-break/><text:span text:style-name="T2">四次方程 </text:span><text:span text:style-name="T1">quartic equation</text:span><text:line-break/><text:line-break/><text:span text:style-name="T2">不等式 </text:span><text:span text:style-name="T1">inequation</text:span><text:line-break/><text:line-break/><text:span text:style-name="T2">阶乘 </text:span><text:span text:style-name="T1">factorial</text:span><text:line-break/><text:line-break/><text:span text:style-name="T2">对数 </text:span><text:span text:style-name="T1">logarithm</text:span><text:line-break/><text:line-break/><text:span text:style-name="T2">指数，幂 </text:span><text:span text:style-name="T1">exponent</text:span><text:line-break/><text:line-break/><text:span text:style-name="T2">乘方 </text:span><text:span text:style-name="T1">power</text:span><text:line-break/><text:line-break/><text:span text:style-name="T2">二次方，平方 </text:span><text:span text:style-name="T1">square</text:span><text:line-break/><text:line-break/><text:span text:style-name="T2">三次方，立方 </text:span><text:span text:style-name="T1">cube</text:span><text:line-break/><text:line-break/><text:span text:style-name="T2">四次方 </text:span><text:span text:style-name="T1">the power of four, the fourth power</text:span><text:line-break/><text:line-break/><text:span text:style-name="T1">n</text:span><text:span text:style-name="T2">次方 </text:span><text:span text:style-name="T1">the power of n, the nth power</text:span><text:line-break/><text:line-break/><text:span text:style-name="T2">开方 </text:span><text:span text:style-name="T1">evolution, extraction</text:span><text:line-break/><text:line-break/><text:span text:style-name="T2">二次方根，平方根 </text:span><text:span text:style-name="T1">square root</text:span><text:line-break/><text:line-break/><text:span text:style-name="T2">三次方根，立方根 </text:span><text:span text:style-name="T1">cube root</text:span><text:line-break/><text:line-break/><text:span text:style-name="T2">四次方根 </text:span><text:span text:style-name="T1">the root of four, the fourth root</text:span><text:line-break/><text:line-break/><text:span text:style-name="T1">n</text:span><text:span text:style-name="T2">次方根 </text:span><text:span text:style-name="T1">the root of n, the nth root</text:span><text:line-break/><text:line-break/><text:span text:style-name="T2">集合 </text:span><text:span text:style-name="T1">aggregate</text:span><text:line-break/><text:line-break/><text:span text:style-name="T2">元素 </text:span><text:span text:style-name="T1">element</text:span><text:line-break/><text:line-break/><text:span text:style-name="T2">空集 </text:span><text:span text:style-name="T1">void</text:span><text:line-break/><text:line-break/><text:span text:style-name="T2">子集 </text:span><text:span text:style-name="T1">subset</text:span><text:line-break/><text:soft-page-break/><text:line-break/><text:span text:style-name="T2">交集 </text:span><text:span text:style-name="T1">intersection</text:span><text:line-break/><text:line-break/><text:span text:style-name="T2">并集 </text:span><text:span text:style-name="T1">union</text:span><text:line-break/><text:line-break/><text:span text:style-name="T2">补集 </text:span><text:span text:style-name="T1">complement</text:span><text:line-break/><text:line-break/><text:span text:style-name="T2">映射 </text:span><text:span text:style-name="T1">mapping</text:span><text:line-break/><text:line-break/><text:span text:style-name="T2">函数 </text:span><text:span text:style-name="T1">function</text:span><text:line-break/><text:line-break/><text:span text:style-name="T2">定义域 </text:span><text:span text:style-name="T1">domain, field of definition</text:span><text:line-break/><text:line-break/><text:span text:style-name="T2">值域 </text:span><text:span text:style-name="T1">range</text:span><text:line-break/><text:line-break/><text:span text:style-name="T2">常量 </text:span><text:span text:style-name="T1">constant</text:span><text:line-break/><text:line-break/><text:span text:style-name="T2">变量 </text:span><text:span text:style-name="T1">variable</text:span><text:line-break/><text:line-break/><text:span text:style-name="T2">单调性 </text:span><text:span text:style-name="T1">monotonicity</text:span><text:line-break/><text:line-break/><text:span text:style-name="T2">奇偶性 </text:span><text:span text:style-name="T1">parity</text:span><text:line-break/><text:line-break/><text:span text:style-name="T2">周期性 </text:span><text:span text:style-name="T1">periodicity</text:span><text:line-break/><text:line-break/><text:span text:style-name="T2">图象 </text:span><text:span text:style-name="T1">image</text:span><text:line-break/><text:line-break/><text:span text:style-name="T2">数列，级数 </text:span><text:span text:style-name="T1">series</text:span><text:line-break/><text:line-break/><text:span text:style-name="T2">微积分 </text:span><text:span text:style-name="T1">calculus</text:span><text:line-break/><text:line-break/><text:span text:style-name="T2">微分 </text:span><text:span text:style-name="T1">differential</text:span><text:line-break/><text:line-break/><text:span text:style-name="T2">导数 </text:span><text:span text:style-name="T1">derivative</text:span><text:line-break/><text:line-break/><text:span text:style-name="T2">极限 </text:span><text:span text:style-name="T1">limit</text:span><text:line-break/><text:line-break/><text:span text:style-name="T2">无穷大 </text:span><text:span text:style-name="T1">infinite(a.) infinity(n.)</text:span><text:line-break/><text:line-break/><text:span text:style-name="T2">无穷小 </text:span><text:span text:style-name="T1">infinitesimal</text:span><text:line-break/><text:line-break/><text:span text:style-name="T2">积分 </text:span><text:span text:style-name="T1">integral</text:span><text:line-break/><text:soft-page-break/><text:line-break/><text:span text:style-name="T2">定积分 </text:span><text:span text:style-name="T1">definite integral</text:span><text:line-break/><text:line-break/><text:span text:style-name="T2">不定积分 </text:span><text:span text:style-name="T1">indefinite integral</text:span><text:line-break/><text:line-break/><text:span text:style-name="T2">有理数 </text:span><text:span text:style-name="T1">rational number</text:span><text:line-break/><text:line-break/><text:span text:style-name="T2">无理数 </text:span><text:span text:style-name="T1">irrational number</text:span><text:line-break/><text:line-break/><text:span text:style-name="T2">实数 </text:span><text:span text:style-name="T1">real number</text:span><text:line-break/><text:line-break/><text:span text:style-name="T2">虚数 </text:span><text:span text:style-name="T1">imaginary number</text:span><text:line-break/><text:line-break/><text:span text:style-name="T2">复数 </text:span><text:span text:style-name="T1">complex number</text:span><text:line-break/><text:line-break/><text:span text:style-name="T2">矩阵 </text:span><text:span text:style-name="T1">matrix</text:span><text:line-break/><text:line-break/><text:span text:style-name="T2">行列式 </text:span><text:span text:style-name="T1">determinant</text:span><text:line-break/><text:line-break/><text:span text:style-name="T2">几何 </text:span><text:span text:style-name="T1">geometry</text:span><text:line-break/><text:line-break/><text:span text:style-name="T2">点 </text:span><text:span text:style-name="T1">point</text:span><text:line-break/><text:line-break/><text:span text:style-name="T2">线 </text:span><text:span text:style-name="T1">line</text:span><text:line-break/><text:line-break/><text:span text:style-name="T2">面 </text:span><text:span text:style-name="T1">plane</text:span><text:line-break/><text:line-break/><text:span text:style-name="T2">体 </text:span><text:span text:style-name="T1">solid</text:span><text:line-break/><text:line-break/><text:span text:style-name="T2">线段 </text:span><text:span text:style-name="T1">segment</text:span><text:line-break/><text:line-break/><text:span text:style-name="T2">射线 </text:span><text:span text:style-name="T1">radial</text:span><text:line-break/><text:line-break/><text:span text:style-name="T2">平行 </text:span><text:span text:style-name="T1">parallel</text:span><text:line-break/><text:line-break/><text:span text:style-name="T2">相交 </text:span><text:span text:style-name="T1">intersect</text:span><text:line-break/><text:line-break/><text:span text:style-name="T2">角 </text:span><text:span text:style-name="T1">angle</text:span><text:line-break/><text:line-break/><text:span text:style-name="T2">角度 </text:span><text:span text:style-name="T1">degree</text:span><text:line-break/><text:line-break/><text:span text:style-name="T2">弧度 </text:span><text:span text:style-name="T1">radian</text:span><text:line-break/><text:soft-page-break/><text:line-break/><text:span text:style-name="T2">锐角 </text:span><text:span text:style-name="T1">acute angle</text:span><text:line-break/><text:line-break/><text:span text:style-name="T2">直角 </text:span><text:span text:style-name="T1">right angle</text:span><text:line-break/><text:line-break/><text:span text:style-name="T2">钝角 </text:span><text:span text:style-name="T1">obtuse angle</text:span><text:line-break/><text:line-break/><text:span text:style-name="T2">平角 </text:span><text:span text:style-name="T1">straight angle</text:span><text:line-break/><text:line-break/><text:span text:style-name="T2">周角 </text:span><text:span text:style-name="T1">perigon</text:span><text:line-break/><text:line-break/><text:span text:style-name="T2">底 </text:span><text:span text:style-name="T1">base</text:span><text:line-break/><text:line-break/><text:span text:style-name="T2">边 </text:span><text:span text:style-name="T1">side</text:span><text:line-break/><text:line-break/><text:span text:style-name="T2">高 </text:span><text:span text:style-name="T1">height</text:span><text:line-break/><text:line-break/><text:span text:style-name="T2">三角形 </text:span><text:span text:style-name="T1">triangle</text:span><text:line-break/><text:line-break/><text:span text:style-name="T2">锐角三角形 </text:span><text:span text:style-name="T1">acute triangle</text:span><text:line-break/><text:line-break/><text:span text:style-name="T2">直角三角形 </text:span><text:span text:style-name="T1">right triangle</text:span><text:line-break/><text:line-break/><text:span text:style-name="T2">直角边 </text:span><text:span text:style-name="T1">leg</text:span><text:line-break/><text:line-break/><text:span text:style-name="T2">斜边 </text:span><text:span text:style-name="T1">hypotenuse</text:span><text:line-break/><text:line-break/><text:span text:style-name="T2">勾股定理 </text:span><text:span text:style-name="T1">pythagorean theorem</text:span><text:line-break/><text:line-break/><text:span text:style-name="T2">钝角三角形 </text:span><text:span text:style-name="T1">obtuse triangle</text:span><text:line-break/><text:line-break/><text:span text:style-name="T2">不等边三角形 </text:span><text:span text:style-name="T1">scalene triangle</text:span><text:line-break/><text:line-break/><text:span text:style-name="T2">等腰三角形 </text:span><text:span text:style-name="T1">isosceles triangle</text:span><text:line-break/><text:line-break/><text:span text:style-name="T2">等边三角形 </text:span><text:span text:style-name="T1">equilateral triangle</text:span><text:line-break/><text:line-break/><text:span text:style-name="T2">四边形 </text:span><text:span text:style-name="T1">quadrilateral</text:span><text:line-break/><text:line-break/><text:span text:style-name="T2">平行四边形 </text:span><text:span text:style-name="T1">parallelogram</text:span><text:line-break/><text:line-break/><text:span text:style-name="T2">矩形 </text:span><text:span text:style-name="T1">rectangle</text:span><text:line-break/><text:soft-page-break/><text:line-break/><text:span text:style-name="T2">长 </text:span><text:span text:style-name="T1">length</text:span><text:line-break/><text:line-break/><text:span text:style-name="T2">宽 </text:span><text:span text:style-name="T1">width</text:span><text:line-break/><text:line-break/><text:span text:style-name="T2">菱形 </text:span><text:span text:style-name="T1">rhomb, rhombus, rhombi(pl.), diamond</text:span><text:line-break/><text:line-break/><text:span text:style-name="T2">正方形 </text:span><text:span text:style-name="T1">square</text:span><text:line-break/><text:line-break/><text:span text:style-name="T2">梯形 </text:span><text:span text:style-name="T1">trapezoid</text:span><text:line-break/><text:line-break/><text:span text:style-name="T2">直角梯形 </text:span><text:span text:style-name="T1">right trapezoid</text:span><text:line-break/><text:line-break/><text:span text:style-name="T2">等腰梯形 </text:span><text:span text:style-name="T1">isosceles trapezoid</text:span><text:line-break/><text:line-break/><text:span text:style-name="T2">五边形 </text:span><text:span text:style-name="T1">pentagon</text:span><text:line-break/><text:line-break/><text:span text:style-name="T2">六边形 </text:span><text:span text:style-name="T1">hexagon</text:span><text:line-break/><text:line-break/><text:span text:style-name="T2">七边形 </text:span><text:span text:style-name="T1">heptagon</text:span><text:line-break/><text:line-break/><text:span text:style-name="T2">八边形 </text:span><text:span text:style-name="T1">octagon</text:span><text:line-break/><text:line-break/><text:span text:style-name="T2">九边形 </text:span><text:span text:style-name="T1">enneagon</text:span><text:line-break/><text:line-break/><text:span text:style-name="T2">十边形 </text:span><text:span text:style-name="T1">decagon</text:span><text:line-break/><text:line-break/><text:span text:style-name="T2">十一边形 </text:span><text:span text:style-name="T1">hendecagon</text:span><text:line-break/><text:line-break/><text:span text:style-name="T2">十二边形 </text:span><text:span text:style-name="T1">dodecagon</text:span><text:line-break/><text:line-break/><text:span text:style-name="T2">多边形 </text:span><text:span text:style-name="T1">polygon</text:span><text:line-break/><text:line-break/><text:span text:style-name="T2">正多边形 </text:span><text:span text:style-name="T1">equilateral polygon</text:span><text:line-break/><text:line-break/><text:span text:style-name="T2">圆 </text:span><text:span text:style-name="T1">circle</text:span><text:line-break/><text:line-break/><text:span text:style-name="T2">圆心 </text:span><text:span text:style-name="T1">centre(bre), center(ame)</text:span><text:line-break/><text:line-break/><text:span text:style-name="T2">半径 </text:span><text:span text:style-name="T1">radius</text:span><text:line-break/><text:line-break/><text:span text:style-name="T2">直径 </text:span><text:span text:style-name="T1">diameter</text:span><text:line-break/><text:soft-page-break/><text:line-break/><text:span text:style-name="T2">圆周率 </text:span><text:span text:style-name="T1">pi</text:span><text:line-break/><text:line-break/><text:span text:style-name="T2">弧 </text:span><text:span text:style-name="T1">arc</text:span><text:line-break/><text:line-break/><text:span text:style-name="T2">半圆 </text:span><text:span text:style-name="T1">semicircle</text:span><text:line-break/><text:line-break/><text:span text:style-name="T2">扇形 </text:span><text:span text:style-name="T1">sector</text:span><text:line-break/><text:line-break/><text:span text:style-name="T2">环 </text:span><text:span text:style-name="T1">ring</text:span><text:line-break/><text:line-break/><text:span text:style-name="T2">椭圆 </text:span><text:span text:style-name="T1">ellipse</text:span><text:line-break/><text:line-break/><text:span text:style-name="T2">圆周 </text:span><text:span text:style-name="T1">circumference</text:span><text:line-break/><text:line-break/><text:span text:style-name="T2">周长 </text:span><text:span text:style-name="T1">perimeter</text:span><text:line-break/><text:line-break/><text:span text:style-name="T2">面积 </text:span><text:span text:style-name="T1">area</text:span><text:line-break/><text:line-break/><text:span text:style-name="T2">轨迹 </text:span><text:span text:style-name="T1">locus, loca(pl.)</text:span><text:line-break/><text:line-break/><text:span text:style-name="T2">相似 </text:span><text:span text:style-name="T1">similar</text:span><text:line-break/><text:line-break/><text:span text:style-name="T2">全等 </text:span><text:span text:style-name="T1">congruent</text:span><text:line-break/><text:line-break/><text:span text:style-name="T2">四面体 </text:span><text:span text:style-name="T1">tetrahedron</text:span><text:line-break/><text:line-break/><text:span text:style-name="T2">五面体 </text:span><text:span text:style-name="T1">pentahedron</text:span><text:line-break/><text:line-break/><text:span text:style-name="T2">六面体 </text:span><text:span text:style-name="T1">hexahedron</text:span><text:line-break/><text:line-break/><text:span text:style-name="T2">平行六面体 </text:span><text:span text:style-name="T1">parallelepiped</text:span><text:line-break/><text:line-break/><text:span text:style-name="T2">立方体 </text:span><text:span text:style-name="T1">cube</text:span><text:line-break/><text:line-break/><text:span text:style-name="T2">七面体 </text:span><text:span text:style-name="T1">heptahedron</text:span><text:line-break/><text:line-break/><text:span text:style-name="T2">八面体 </text:span><text:span text:style-name="T1">octahedron</text:span><text:line-break/><text:line-break/><text:span text:style-name="T2">九面体 </text:span><text:span text:style-name="T1">enneahedron</text:span><text:line-break/><text:line-break/><text:span text:style-name="T2">十面体 </text:span><text:span text:style-name="T1">decahedron</text:span><text:line-break/><text:soft-page-break/><text:line-break/><text:span text:style-name="T2">十一面体 </text:span><text:span text:style-name="T1">hendecahedron</text:span><text:line-break/><text:line-break/><text:span text:style-name="T2">十二面体 </text:span><text:span text:style-name="T1">dodecahedron</text:span><text:line-break/><text:line-break/><text:span text:style-name="T2">二十面体 </text:span><text:span text:style-name="T1">icosahedron</text:span><text:line-break/><text:line-break/><text:span text:style-name="T2">多面体 </text:span><text:span text:style-name="T1">polyhedron</text:span><text:line-break/><text:line-break/><text:span text:style-name="T2">棱锥 </text:span><text:span text:style-name="T1">pyramid</text:span><text:line-break/><text:line-break/><text:span text:style-name="T2">棱柱 </text:span><text:span text:style-name="T1">prism</text:span><text:line-break/><text:line-break/><text:span text:style-name="T2">棱台 </text:span><text:span text:style-name="T1">frustum of a prism</text:span><text:line-break/><text:line-break/><text:span text:style-name="T2">旋转 </text:span><text:span text:style-name="T1">rotation</text:span><text:line-break/><text:line-break/><text:span text:style-name="T2">轴 </text:span><text:span text:style-name="T1">axis</text:span><text:line-break/><text:line-break/><text:span text:style-name="T2">圆锥 </text:span><text:span text:style-name="T1">cone</text:span><text:line-break/><text:line-break/><text:span text:style-name="T2">圆柱 </text:span><text:span text:style-name="T1">cylinder</text:span><text:line-break/><text:line-break/><text:span text:style-name="T2">圆台 </text:span><text:span text:style-name="T1">frustum of a cone</text:span><text:line-break/><text:line-break/><text:span text:style-name="T2">球 </text:span><text:span text:style-name="T1">sphere</text:span><text:line-break/><text:line-break/><text:span text:style-name="T2">半球 </text:span><text:span text:style-name="T1">hemisphere</text:span><text:line-break/><text:line-break/><text:span text:style-name="T2">底面 </text:span><text:span text:style-name="T1">undersurface</text:span><text:line-break/><text:line-break/><text:span text:style-name="T2">表面积 </text:span><text:span text:style-name="T1">surface area</text:span><text:line-break/><text:line-break/><text:span text:style-name="T2">体积 </text:span><text:span text:style-name="T1">volume</text:span><text:line-break/><text:line-break/><text:span text:style-name="T2">空间 </text:span><text:span text:style-name="T1">space</text:span><text:line-break/><text:line-break/><text:span text:style-name="T2">坐标系 </text:span><text:span text:style-name="T1">coordinates</text:span><text:line-break/><text:line-break/><text:span text:style-name="T2">坐标轴 </text:span><text:span text:style-name="T1">x-axis, y-axis, z-axis</text:span><text:line-break/><text:line-break/><text:span text:style-name="T2">横坐标 </text:span><text:span text:style-name="T1">x-coordinate</text:span><text:line-break/><text:soft-page-break/><text:line-break/><text:span text:style-name="T2">纵坐标 </text:span><text:span text:style-name="T1">y-coordinate</text:span><text:line-break/><text:line-break/><text:span text:style-name="T2">原点 </text:span><text:span text:style-name="T1">origin</text:span><text:line-break/><text:line-break/><text:span text:style-name="T2">双曲线 </text:span><text:span text:style-name="T1">hyperbola</text:span><text:line-break/><text:line-break/><text:span text:style-name="T2">抛物线 </text:span><text:span text:style-name="T1">parabola</text:span><text:line-break/><text:line-break/><text:span text:style-name="T2">三角 </text:span><text:span text:style-name="T1">trigonometry</text:span><text:line-break/><text:line-break/><text:span text:style-name="T2">正弦 </text:span><text:span text:style-name="T1">sine</text:span><text:line-break/><text:line-break/><text:span text:style-name="T2">余弦 </text:span><text:span text:style-name="T1">cosine</text:span><text:line-break/><text:line-break/><text:span text:style-name="T2">正切 </text:span><text:span text:style-name="T1">tangent</text:span><text:line-break/><text:line-break/><text:span text:style-name="T2">余切 </text:span><text:span text:style-name="T1">cotangent</text:span><text:line-break/><text:line-break/><text:span text:style-name="T2">正割 </text:span><text:span text:style-name="T1">secant</text:span><text:line-break/><text:line-break/><text:span text:style-name="T2">余割 </text:span><text:span text:style-name="T1">cosecant</text:span><text:line-break/><text:line-break/><text:span text:style-name="T2">反正弦 </text:span><text:span text:style-name="T1">arc sine</text:span><text:line-break/><text:line-break/><text:span text:style-name="T2">反余弦 </text:span><text:span text:style-name="T1">arc cosine</text:span><text:line-break/><text:line-break/><text:span text:style-name="T2">反正切 </text:span><text:span text:style-name="T1">arc tangent</text:span><text:line-break/><text:line-break/><text:span text:style-name="T2">反余切 </text:span><text:span text:style-name="T1">arc cotangent</text:span><text:line-break/><text:line-break/><text:span text:style-name="T2">反正割 </text:span><text:span text:style-name="T1">arc secant</text:span><text:line-break/><text:line-break/><text:span text:style-name="T2">反余割 </text:span><text:span text:style-name="T1">arc cosecant</text:span><text:line-break/><text:line-break/><text:span text:style-name="T2">相位 </text:span><text:span text:style-name="T1">phase</text:span><text:line-break/><text:line-break/><text:span text:style-name="T2">周期 </text:span><text:span text:style-name="T1">period</text:span><text:line-break/><text:line-break/><text:span text:style-name="T2">振幅 </text:span><text:span text:style-name="T1">amplitude</text:span><text:line-break/><text:line-break/><text:span text:style-name="T2">内心 </text:span><text:span text:style-name="T1">incentre(bre), incenter(ame)</text:span><text:line-break/><text:soft-page-break/><text:line-break/><text:span text:style-name="T2">外心 </text:span><text:span text:style-name="T1">excentre(bre), excenter(ame)</text:span><text:line-break/><text:line-break/><text:span text:style-name="T2">旁心 </text:span><text:span text:style-name="T1">escentre(bre), escenter(ame)</text:span><text:line-break/><text:line-break/><text:span text:style-name="T2">垂心 </text:span><text:span text:style-name="T1">orthocentre(bre), orthocenter(ame)</text:span><text:line-break/><text:line-break/><text:span text:style-name="T2">重心 </text:span><text:span text:style-name="T1">barycentre(bre), barycenter(ame)</text:span><text:line-break/><text:line-break/><text:span text:style-name="T2">内切圆 </text:span><text:span text:style-name="T1">inscribed circle</text:span><text:line-break/><text:line-break/><text:span text:style-name="T2">外切圆 </text:span><text:span text:style-name="T1">circumcircle</text:span><text:line-break/><text:line-break/><text:span text:style-name="T2">统计 </text:span><text:span text:style-name="T1">statistics</text:span><text:line-break/><text:line-break/><text:span text:style-name="T2">平均数 </text:span><text:span text:style-name="T1">average</text:span><text:line-break/><text:line-break/><text:span text:style-name="T2">加权平均数 </text:span><text:span text:style-name="T1">weighted average</text:span><text:line-break/><text:line-break/><text:span text:style-name="T2">方差 </text:span><text:span text:style-name="T1">variance</text:span><text:line-break/><text:line-break/><text:span text:style-name="T2">标准差 </text:span><text:span text:style-name="T1">root-mean-square deviation, standard deviation</text:span><text:line-break/><text:line-break/><text:span text:style-name="T2">比例 </text:span><text:span text:style-name="T1">propotion</text:span><text:line-break/><text:line-break/><text:span text:style-name="T2">百分比 </text:span><text:span text:style-name="T1">percent</text:span><text:line-break/><text:line-break/><text:span text:style-name="T2">百分点 </text:span><text:span text:style-name="T1">percentage</text:span><text:line-break/><text:line-break/><text:span text:style-name="T2">百分位数 </text:span><text:span text:style-name="T1">percentile</text:span><text:line-break/><text:line-break/><text:span text:style-name="T2">排列 </text:span><text:span text:style-name="T1">permutation</text:span><text:line-break/><text:line-break/><text:span text:style-name="T2">组合 </text:span><text:span text:style-name="T1">combination</text:span><text:line-break/><text:line-break/><text:span text:style-name="T2">概率，或然率 </text:span><text:span text:style-name="T1">probability</text:span><text:line-break/><text:line-break/><text:span text:style-name="T2">分布 </text:span><text:span text:style-name="T1">distribution</text:span><text:line-break/><text:line-break/><text:span text:style-name="T2">正态分布 </text:span><text:span text:style-name="T1">normal distribution</text:span><text:line-break/><text:line-break/><text:span text:style-name="T2">非正态分布 </text:span><text:span text:style-name="T1">abnormal distribution</text:span><text:line-break/><text:soft-page-break/><text:line-break/><text:span text:style-name="T2">图表 </text:span><text:span text:style-name="T1">graph</text:span><text:line-break/><text:line-break/><text:span text:style-name="T2">条形统计图 </text:span><text:span text:style-name="T1">bar graph</text:span><text:line-break/><text:line-break/><text:span text:style-name="T2">柱形统计图 </text:span><text:span text:style-name="T1">histogram</text:span><text:line-break/><text:line-break/><text:span text:style-name="T2">折线统计图 </text:span><text:span text:style-name="T1">broken line graph</text:span> </text:p>
      <text:p text:style-name="P3"/>
      <text:p text:style-name="P2"/>
      <text:p text:style-name="P2"/>
      <text:h text:style-name="P6" text:outline-level="2"><text:span text:style-name="T15">代数</text:span><text:span text:style-name="T13">-</text:span><text:span text:style-name="T15">数论</text:span></text:h>
      <text:list xml:id="list1339992332309346995" text:style-name="L1">
        <text:list-item>
          <text:p text:style-name="P14"><text:span text:style-name="T14">natural number </text:span><text:span text:style-name="T16">自然数</text:span></text:p>
        </text:list-item>
        <text:list-item>
          <text:p text:style-name="P23"><text:span text:style-name="T14">positive number </text:span><text:span text:style-name="T16">正数</text:span></text:p>
        </text:list-item>
        <text:list-item>
          <text:p text:style-name="P23"><text:span text:style-name="T14">negative number </text:span><text:span text:style-name="T16">负数</text:span></text:p>
        </text:list-item>
        <text:list-item>
          <text:p text:style-name="P23"><text:span text:style-name="T14">odd integer/number </text:span><text:span text:style-name="T16">奇数</text:span></text:p>
        </text:list-item>
        <text:list-item>
          <text:p text:style-name="P23"><text:span text:style-name="T14">even integer/number </text:span><text:span text:style-name="T16">偶数</text:span></text:p>
        </text:list-item>
        <text:list-item>
          <text:p text:style-name="P23"><text:span text:style-name="T14">Integer/whole number </text:span><text:span text:style-name="T16">整数</text:span></text:p>
        </text:list-item>
        <text:list-item>
          <text:p text:style-name="P23"><text:span text:style-name="T14">positive whole number </text:span><text:span text:style-name="T16">正整数</text:span></text:p>
        </text:list-item>
        <text:list-item>
          <text:p text:style-name="P23"><text:span text:style-name="T14">negative whole number </text:span><text:span text:style-name="T16">负整数</text:span></text:p>
        </text:list-item>
        <text:list-item>
          <text:p text:style-name="P23"><text:span text:style-name="T14">consecutive number </text:span><text:span text:style-name="T16">连续整数</text:span></text:p>
        </text:list-item>
        <text:list-item>
          <text:p text:style-name="P23"><text:span text:style-name="T14">real/rational number </text:span><text:span text:style-name="T16">实数</text:span><text:span text:style-name="T14">,</text:span><text:span text:style-name="T16">有理数</text:span></text:p>
        </text:list-item>
        <text:list-item>
          <text:p text:style-name="P23"><text:span text:style-name="T14">Irrational number </text:span><text:span text:style-name="T16">无理数</text:span></text:p>
        </text:list-item>
        <text:list-item>
          <text:p text:style-name="P23"><text:span text:style-name="T14">inverse /reciprocal </text:span><text:span text:style-name="T16">倒数</text:span></text:p>
        </text:list-item>
        <text:list-item>
          <text:p text:style-name="P23"><text:span text:style-name="T14">mode </text:span><text:span text:style-name="T16">众数</text:span></text:p>
        </text:list-item>
        <text:list-item>
          <text:p text:style-name="P23"><text:span text:style-name="T14">composite number </text:span><text:span text:style-name="T16">合数</text:span></text:p>
        </text:list-item>
        <text:list-item>
          <text:p text:style-name="P23"><text:span text:style-name="T14">prime number </text:span><text:span text:style-name="T16">质数</text:span></text:p>
        </text:list-item>
        <text:list-item>
          <text:p text:style-name="P23"><text:span text:style-name="T14">common divisor </text:span><text:span text:style-name="T16">公约数</text:span></text:p>
        </text:list-item>
        <text:list-item>
          <text:p text:style-name="P23"><text:span text:style-name="T14">multiple </text:span><text:span text:style-name="T16">倍数</text:span></text:p>
        </text:list-item>
        <text:list-item>
          <text:p text:style-name="P23"><text:span text:style-name="T14">common multiple </text:span><text:span text:style-name="T16">公倍数</text:span></text:p>
        </text:list-item>
        <text:list-item>
          <text:p text:style-name="P23"><text:span text:style-name="T14">(prime) factor(</text:span><text:span text:style-name="T16">质</text:span><text:span text:style-name="T14">)</text:span><text:span text:style-name="T16">因子</text:span></text:p>
        </text:list-item>
        <text:list-item>
          <text:p text:style-name="P23"><text:span text:style-name="T14">common factor </text:span><text:span text:style-name="T16">公因子</text:span></text:p>
        </text:list-item>
        <text:list-item>
          <text:p text:style-name="P23"><text:soft-page-break/><text:span text:style-name="T14">common ratio </text:span><text:span text:style-name="T16">公比</text:span></text:p>
        </text:list-item>
        <text:list-item>
          <text:p text:style-name="P23"><text:span text:style-name="T14">non-negative </text:span><text:span text:style-name="T16">非负的</text:span></text:p>
        </text:list-item>
        <text:list-item>
          <text:p text:style-name="P23"><text:span text:style-name="T14">mean</text:span><text:span text:style-name="T16">平均数</text:span></text:p>
        </text:list-item>
        <text:list-item>
          <text:p text:style-name="P23"><text:span text:style-name="T14">median</text:span><text:span text:style-name="T16">中值</text:span></text:p>
        </text:list-item>
        <text:list-item>
          <text:p text:style-name="P23"><text:span text:style-name="T14">mode </text:span><text:span text:style-name="T16">众数</text:span></text:p>
        </text:list-item>
        <text:list-item>
          <text:p text:style-name="P23"><text:span text:style-name="T14">composite number </text:span><text:span text:style-name="T16">合数</text:span></text:p>
        </text:list-item>
        <text:list-item>
          <text:p text:style-name="P23"><text:span text:style-name="T14">prime number </text:span><text:span text:style-name="T16">质数</text:span></text:p>
        </text:list-item>
        <text:list-item>
          <text:p text:style-name="P23"><text:span text:style-name="T14">common divisor </text:span><text:span text:style-name="T16">公约数</text:span></text:p>
        </text:list-item>
        <text:list-item>
          <text:p text:style-name="P23"><text:span text:style-name="T14">multiple </text:span><text:span text:style-name="T16">倍数</text:span></text:p>
        </text:list-item>
        <text:list-item>
          <text:p text:style-name="P23"><text:span text:style-name="T14">common multiple </text:span><text:span text:style-name="T16">公倍数</text:span></text:p>
        </text:list-item>
        <text:list-item>
          <text:p text:style-name="P23"><text:span text:style-name="T14">(prime) factor(</text:span><text:span text:style-name="T16">质</text:span><text:span text:style-name="T14">)</text:span><text:span text:style-name="T16">因子</text:span></text:p>
        </text:list-item>
        <text:list-item>
          <text:p text:style-name="P23"><text:span text:style-name="T14">common factor </text:span><text:span text:style-name="T16">公因子</text:span></text:p>
        </text:list-item>
        <text:list-item>
          <text:p text:style-name="P23"><text:span text:style-name="T14">common ratio </text:span><text:span text:style-name="T16">公比</text:span></text:p>
        </text:list-item>
        <text:list-item>
          <text:p text:style-name="P23"><text:span text:style-name="T14">nonnegative </text:span><text:span text:style-name="T16">非负的</text:span></text:p>
        </text:list-item>
        <text:list-item>
          <text:p text:style-name="P23"><text:span text:style-name="T14">mean</text:span><text:span text:style-name="T16">平均数</text:span></text:p>
        </text:list-item>
        <text:list-item>
          <text:p text:style-name="P35"><text:span text:style-name="T14">median</text:span><text:span text:style-name="T16">中值</text:span></text:p>
        </text:list-item>
      </text:list>
      <text:p text:style-name="P5"/>
      <text:h text:style-name="P4" text:outline-level="2"><text:span text:style-name="T15">代数</text:span><text:span text:style-name="T13">-</text:span><text:span text:style-name="T15">基本数学概念</text:span></text:h>
      <text:list xml:id="list2056689664913125954" text:style-name="L2">
        <text:list-item>
          <text:p text:style-name="P15"><text:span text:style-name="T14">ALGEBRA </text:span><text:span text:style-name="T16">代数</text:span></text:p>
        </text:list-item>
        <text:list-item>
          <text:p text:style-name="P24"><text:span text:style-name="T14">arithmetic mean </text:span><text:span text:style-name="T16">算术平均值</text:span></text:p>
        </text:list-item>
        <text:list-item>
          <text:p text:style-name="P24"><text:span text:style-name="T14">weighted average </text:span><text:span text:style-name="T16">加权平均值</text:span></text:p>
        </text:list-item>
        <text:list-item>
          <text:p text:style-name="P24"><text:span text:style-name="T14">geometric mean </text:span><text:span text:style-name="T16">几何平均数</text:span></text:p>
        </text:list-item>
        <text:list-item>
          <text:p text:style-name="P24"><text:span text:style-name="T14">exponent </text:span><text:span text:style-name="T16">指数，幂</text:span></text:p>
        </text:list-item>
        <text:list-item>
          <text:p text:style-name="P24"><text:span text:style-name="T14">base </text:span><text:span text:style-name="T16">乘幂的底数</text:span><text:span text:style-name="T14">,</text:span><text:span text:style-name="T16">底边</text:span></text:p>
        </text:list-item>
        <text:list-item>
          <text:p text:style-name="P24"><text:span text:style-name="T14">cube </text:span><text:span text:style-name="T16">立方数，立方体</text:span></text:p>
        </text:list-item>
        <text:list-item>
          <text:p text:style-name="P24"><text:span text:style-name="T14">square root </text:span><text:span text:style-name="T16">平方根</text:span></text:p>
        </text:list-item>
        <text:list-item>
          <text:p text:style-name="P24"><text:span text:style-name="T14">cube root </text:span><text:span text:style-name="T16">立方根</text:span></text:p>
        </text:list-item>
        <text:list-item>
          <text:p text:style-name="P24"><text:span text:style-name="T14">common logarithm </text:span><text:span text:style-name="T16">常用对数</text:span></text:p>
        </text:list-item>
        <text:list-item>
          <text:p text:style-name="P24"><text:span text:style-name="T14">divisor </text:span><text:span text:style-name="T16">因子</text:span><text:span text:style-name="T14">,</text:span><text:span text:style-name="T16">除数</text:span><text:span text:style-name="T14">,</text:span><text:span text:style-name="T16">公约数</text:span></text:p>
        </text:list-item>
        <text:list-item>
          <text:p text:style-name="P24"><text:soft-page-break/><text:span text:style-name="T14">cardinal </text:span><text:span text:style-name="T16">基数</text:span></text:p>
        </text:list-item>
        <text:list-item>
          <text:p text:style-name="P24"><text:span text:style-name="T14">ordinal </text:span><text:span text:style-name="T16">序数</text:span></text:p>
        </text:list-item>
        <text:list-item>
          <text:p text:style-name="P24"><text:span text:style-name="T14">constant </text:span><text:span text:style-name="T16">常数</text:span></text:p>
        </text:list-item>
        <text:list-item>
          <text:p text:style-name="P24"><text:span text:style-name="T14">variable </text:span><text:span text:style-name="T16">变量</text:span></text:p>
        </text:list-item>
        <text:list-item>
          <text:p text:style-name="P24"><text:span text:style-name="T14">inverse function </text:span><text:span text:style-name="T16">反函数</text:span></text:p>
        </text:list-item>
        <text:list-item>
          <text:p text:style-name="P24"><text:span text:style-name="T14">complementary function </text:span><text:span text:style-name="T16">余函数</text:span></text:p>
        </text:list-item>
        <text:list-item>
          <text:p text:style-name="P24"><text:span text:style-name="T14">linear </text:span><text:span text:style-name="T16">一次的，线性的</text:span></text:p>
        </text:list-item>
        <text:list-item>
          <text:p text:style-name="P24"><text:span text:style-name="T14">factorization </text:span><text:span text:style-name="T16">因式分解</text:span></text:p>
        </text:list-item>
        <text:list-item>
          <text:p text:style-name="P24"><text:span text:style-name="T14">absolute value </text:span><text:span text:style-name="T16">绝对值</text:span></text:p>
        </text:list-item>
        <text:list-item>
          <text:p text:style-name="P24"><text:span text:style-name="T14">round to/off ,to the nearest </text:span><text:span text:style-name="T16">四舍五入</text:span></text:p>
        </text:list-item>
        <text:list-item>
          <text:p text:style-name="P24"><text:span text:style-name="T14">difference </text:span><text:span text:style-name="T16">差</text:span></text:p>
        </text:list-item>
        <text:list-item>
          <text:p text:style-name="P24"><text:span text:style-name="T14">product </text:span><text:span text:style-name="T16">积</text:span></text:p>
        </text:list-item>
        <text:list-item>
          <text:p text:style-name="P24"><text:span text:style-name="T14">quotient </text:span><text:span text:style-name="T16">商</text:span></text:p>
        </text:list-item>
        <text:list-item>
          <text:p text:style-name="P36"><text:span text:style-name="T14">remainder </text:span><text:span text:style-name="T16">余数</text:span></text:p>
        </text:list-item>
      </text:list>
      <text:h text:style-name="P4" text:outline-level="2"><text:span text:style-name="T15">代数</text:span><text:span text:style-name="T13">-</text:span><text:span text:style-name="T15">基本运算</text:span><text:span text:style-name="T13">, </text:span><text:span text:style-name="T15">小数</text:span><text:span text:style-name="T13">,</text:span><text:span text:style-name="T15">分数</text:span></text:h>
      <text:list xml:id="list4112096896482213718" text:style-name="L3">
        <text:list-item>
          <text:p text:style-name="P16"><text:span text:style-name="T14">Add/plus </text:span><text:span text:style-name="T16">加</text:span></text:p>
        </text:list-item>
        <text:list-item>
          <text:p text:style-name="P25"><text:span text:style-name="T14">subtract </text:span><text:span text:style-name="T16">减</text:span></text:p>
        </text:list-item>
        <text:list-item>
          <text:p text:style-name="P25"><text:span text:style-name="T14">Multiply / times </text:span><text:span text:style-name="T16">乘</text:span></text:p>
        </text:list-item>
        <text:list-item>
          <text:p text:style-name="P25"><text:span text:style-name="T14">divide </text:span><text:span text:style-name="T16">除</text:span></text:p>
        </text:list-item>
        <text:list-item>
          <text:p text:style-name="P25"><text:span text:style-name="T14">divisible </text:span><text:span text:style-name="T16">可被整除的</text:span></text:p>
        </text:list-item>
        <text:list-item>
          <text:p text:style-name="P25"><text:span text:style-name="T14">divided evenly </text:span><text:span text:style-name="T16">被整除</text:span></text:p>
        </text:list-item>
        <text:list-item>
          <text:p text:style-name="P25"><text:span text:style-name="T14">dividend </text:span><text:span text:style-name="T16">被除数，红利</text:span></text:p>
        </text:list-item>
        <text:list-item>
          <text:p text:style-name="P25"><text:span text:style-name="T14">factorial </text:span><text:span text:style-name="T16">阶乘</text:span></text:p>
        </text:list-item>
        <text:list-item>
          <text:p text:style-name="P25"><text:span text:style-name="T14">power </text:span><text:span text:style-name="T16">乘方</text:span></text:p>
        </text:list-item>
        <text:list-item>
          <text:p text:style-name="P25"><text:span text:style-name="T14">radical /root sign </text:span><text:span text:style-name="T16">根号</text:span></text:p>
        </text:list-item>
        <text:list-item>
          <text:p text:style-name="P25"><text:span text:style-name="T14">decimal fraction </text:span><text:span text:style-name="T16">纯小数</text:span></text:p>
        </text:list-item>
        <text:list-item>
          <text:p text:style-name="P25"><text:span text:style-name="T14">infinite decimal </text:span><text:span text:style-name="T16">无穷小数</text:span></text:p>
        </text:list-item>
        <text:list-item>
          <text:p text:style-name="P25"><text:span text:style-name="T14">recurring decimal </text:span><text:span text:style-name="T16">循环小数</text:span></text:p>
        </text:list-item>
        <text:list-item>
          <text:p text:style-name="P25"><text:span text:style-name="T14">proper fraction </text:span><text:span text:style-name="T16">真分数</text:span></text:p>
        </text:list-item>
        <text:list-item>
          <text:p text:style-name="P25"><text:soft-page-break/><text:span text:style-name="T14">improper fraction </text:span><text:span text:style-name="T16">假分数</text:span></text:p>
        </text:list-item>
        <text:list-item>
          <text:p text:style-name="P25"><text:span text:style-name="T14">mixed number </text:span><text:span text:style-name="T16">带分数</text:span></text:p>
        </text:list-item>
        <text:list-item>
          <text:p text:style-name="P25"><text:span text:style-name="T14">vulgar /common fraction </text:span><text:span text:style-name="T16">普通分数</text:span></text:p>
        </text:list-item>
        <text:list-item>
          <text:p text:style-name="P25"><text:span text:style-name="T14">simple fraction </text:span><text:span text:style-name="T16">简分数</text:span></text:p>
        </text:list-item>
        <text:list-item>
          <text:p text:style-name="P25"><text:span text:style-name="T14">complex fraction </text:span><text:span text:style-name="T16">繁分数</text:span></text:p>
        </text:list-item>
        <text:list-item>
          <text:p text:style-name="P25"><text:span text:style-name="T14">numerator </text:span><text:span text:style-name="T16">分子</text:span></text:p>
        </text:list-item>
        <text:list-item>
          <text:p text:style-name="P25"><text:span text:style-name="T14">denominator </text:span><text:span text:style-name="T16">分母</text:span></text:p>
        </text:list-item>
        <text:list-item>
          <text:p text:style-name="P25"><text:span text:style-name="T14">common denominator </text:span><text:span text:style-name="T16">公分母</text:span></text:p>
        </text:list-item>
        <text:list-item>
          <text:p text:style-name="P25"><text:span text:style-name="T14">quarter </text:span><text:span text:style-name="T16">四分之一</text:span></text:p>
        </text:list-item>
        <text:list-item>
          <text:p text:style-name="P25"><text:span text:style-name="T14">ordinary /decimal scale </text:span><text:span text:style-name="T16">十进制</text:span></text:p>
        </text:list-item>
        <text:list-item>
          <text:p text:style-name="P25"><text:span text:style-name="T14">tens </text:span><text:span text:style-name="T16">十位 </text:span><text:span text:style-name="T14">, units </text:span><text:span text:style-name="T16">个位</text:span></text:p>
        </text:list-item>
        <text:list-item>
          <text:p text:style-name="P37"><text:span text:style-name="T14">tenths unit </text:span><text:span text:style-name="T16">十分位</text:span></text:p>
        </text:list-item>
      </text:list>
      <text:h text:style-name="P4" text:outline-level="2"><text:span text:style-name="T15">代数</text:span><text:span text:style-name="T13">-</text:span><text:span text:style-name="T15">方程</text:span><text:span text:style-name="T13">,</text:span><text:span text:style-name="T15">集合</text:span><text:span text:style-name="T13">,</text:span><text:span text:style-name="T15">数列等</text:span></text:h>
      <text:list xml:id="list3558440660273346682" text:style-name="L4">
        <text:list-item>
          <text:p text:style-name="P17"><text:span text:style-name="T14">algebraic term </text:span><text:span text:style-name="T16">代数项</text:span></text:p>
        </text:list-item>
        <text:list-item>
          <text:p text:style-name="P26"><text:span text:style-name="T14">like terms, similar terms </text:span><text:span text:style-name="T16">同类项</text:span></text:p>
        </text:list-item>
        <text:list-item>
          <text:p text:style-name="P26"><text:span text:style-name="T14">numerical coefficient </text:span><text:span text:style-name="T16">数字系数</text:span></text:p>
        </text:list-item>
        <text:list-item>
          <text:p text:style-name="P26"><text:span text:style-name="T14">literal coefficient </text:span><text:span text:style-name="T16">字母系数</text:span></text:p>
        </text:list-item>
        <text:list-item>
          <text:p text:style-name="P26"><text:span text:style-name="T14">inequality </text:span><text:span text:style-name="T16">不等式</text:span></text:p>
        </text:list-item>
        <text:list-item>
          <text:p text:style-name="P26"><text:span text:style-name="T14">triangle inequality </text:span><text:span text:style-name="T16">三角不等式</text:span></text:p>
        </text:list-item>
        <text:list-item>
          <text:p text:style-name="P26"><text:span text:style-name="T14">range </text:span><text:span text:style-name="T16">值域</text:span></text:p>
        </text:list-item>
        <text:list-item>
          <text:p text:style-name="P26"><text:span text:style-name="T14">original equation </text:span><text:span text:style-name="T16">原方程</text:span></text:p>
        </text:list-item>
        <text:list-item>
          <text:p text:style-name="P26"><text:span text:style-name="T14">equivalent equation </text:span><text:span text:style-name="T16">同解</text:span><text:span text:style-name="T14">/</text:span><text:span text:style-name="T16">等价方程</text:span></text:p>
        </text:list-item>
        <text:list-item>
          <text:p text:style-name="P26"><text:span text:style-name="T14">linear equation </text:span><text:span text:style-name="T16">线性方程</text:span></text:p>
        </text:list-item>
        <text:list-item>
          <text:p text:style-name="P26"><text:span text:style-name="T14">union </text:span><text:span text:style-name="T16">并集</text:span></text:p>
        </text:list-item>
        <text:list-item>
          <text:p text:style-name="P26"><text:span text:style-name="T14">proper subset </text:span><text:span text:style-name="T16">真子集</text:span></text:p>
        </text:list-item>
        <text:list-item>
          <text:p text:style-name="P26"><text:span text:style-name="T14">solution set </text:span><text:span text:style-name="T16">解集</text:span></text:p>
        </text:list-item>
        <text:list-item>
          <text:p text:style-name="P33">arithmetic progression(sequence)</text:p>
        </text:list-item>
        <text:list-item>
          <text:p text:style-name="P32">等差数列</text:p>
        </text:list-item>
        <text:list-item>
          <text:p text:style-name="P33">geometric progression(sequence)</text:p>
        </text:list-item>
        <text:list-item>
          <text:p text:style-name="P32"><text:soft-page-break/>等比数列</text:p>
        </text:list-item>
        <text:list-item>
          <text:p text:style-name="P26"><text:span text:style-name="T14">approximate </text:span><text:span text:style-name="T16">近似</text:span></text:p>
        </text:list-item>
        <text:list-item>
          <text:p text:style-name="P26"><text:span text:style-name="T14">(anti)clockwise (</text:span><text:span text:style-name="T16">逆</text:span><text:span text:style-name="T14">) </text:span><text:span text:style-name="T16">顺时针方向</text:span></text:p>
        </text:list-item>
        <text:list-item>
          <text:p text:style-name="P26"><text:span text:style-name="T14">direct proportion </text:span><text:span text:style-name="T16">正比</text:span></text:p>
        </text:list-item>
        <text:list-item>
          <text:p text:style-name="P26"><text:span text:style-name="T14">parentheses </text:span><text:span text:style-name="T16">括号</text:span></text:p>
        </text:list-item>
        <text:list-item>
          <text:p text:style-name="P26"><text:span text:style-name="T14">proportion </text:span><text:span text:style-name="T16">比例</text:span></text:p>
        </text:list-item>
        <text:list-item>
          <text:p text:style-name="P26"><text:span text:style-name="T14">permutation </text:span><text:span text:style-name="T16">排列</text:span></text:p>
        </text:list-item>
        <text:list-item>
          <text:p text:style-name="P26"><text:span text:style-name="T14">combination </text:span><text:span text:style-name="T16">组合</text:span></text:p>
        </text:list-item>
        <text:list-item>
          <text:p text:style-name="P38"><text:span text:style-name="T14">trigonometric function </text:span><text:span text:style-name="T16">三角函数</text:span></text:p>
        </text:list-item>
      </text:list>
      <text:h text:style-name="P4" text:outline-level="2"><text:span text:style-name="T15">几何</text:span><text:span text:style-name="T13">-</text:span><text:span text:style-name="T15">三角</text:span></text:h>
      <text:list xml:id="list6402020507512240489" text:style-name="L5">
        <text:list-item>
          <text:p text:style-name="P18"><text:span text:style-name="T14">plane geometry </text:span><text:span text:style-name="T16">平面几何</text:span></text:p>
        </text:list-item>
        <text:list-item>
          <text:p text:style-name="P27"><text:span text:style-name="T14">plane </text:span><text:span text:style-name="T16">平面</text:span></text:p>
        </text:list-item>
        <text:list-item>
          <text:p text:style-name="P27"><text:span text:style-name="T14">alternate angle </text:span><text:span text:style-name="T16">内错角</text:span></text:p>
        </text:list-item>
        <text:list-item>
          <text:p text:style-name="P27"><text:span text:style-name="T14">corresponding angle </text:span><text:span text:style-name="T16">同位角</text:span></text:p>
        </text:list-item>
        <text:list-item>
          <text:p text:style-name="P27"><text:span text:style-name="T14">vertical angle </text:span><text:span text:style-name="T16">对顶角</text:span></text:p>
        </text:list-item>
        <text:list-item>
          <text:p text:style-name="P27"><text:span text:style-name="T14">supplementary angles </text:span><text:span text:style-name="T16">补角</text:span></text:p>
        </text:list-item>
        <text:list-item>
          <text:p text:style-name="P27"><text:span text:style-name="T14">complementary angle </text:span><text:span text:style-name="T16">余角</text:span></text:p>
        </text:list-item>
        <text:list-item>
          <text:p text:style-name="P27"><text:span text:style-name="T14">adjacent angle </text:span><text:span text:style-name="T16">邻角</text:span></text:p>
        </text:list-item>
        <text:list-item>
          <text:p text:style-name="P27"><text:span text:style-name="T14">right angle </text:span><text:span text:style-name="T16">直角</text:span></text:p>
        </text:list-item>
        <text:list-item>
          <text:p text:style-name="P27"><text:span text:style-name="T14">round angle </text:span><text:span text:style-name="T16">周角</text:span></text:p>
        </text:list-item>
        <text:list-item>
          <text:p text:style-name="P27"><text:span text:style-name="T14">straight angle </text:span><text:span text:style-name="T16">平角</text:span></text:p>
        </text:list-item>
        <text:list-item>
          <text:p text:style-name="P27"><text:span text:style-name="T14">included angle </text:span><text:span text:style-name="T16">夹角</text:span></text:p>
        </text:list-item>
        <text:list-item>
          <text:p text:style-name="P27"><text:span text:style-name="T14">central angle </text:span><text:span text:style-name="T16">圆心角</text:span></text:p>
        </text:list-item>
        <text:list-item>
          <text:p text:style-name="P27"><text:span text:style-name="T14">interior angle </text:span><text:span text:style-name="T16">内角</text:span></text:p>
        </text:list-item>
        <text:list-item>
          <text:p text:style-name="P27"><text:span text:style-name="T14">exterior angle </text:span><text:span text:style-name="T16">外角</text:span></text:p>
        </text:list-item>
        <text:list-item>
          <text:p text:style-name="P27"><text:span text:style-name="T14">acute angle </text:span><text:span text:style-name="T16">锐角</text:span></text:p>
        </text:list-item>
        <text:list-item>
          <text:p text:style-name="P27"><text:span text:style-name="T14">obtuse angle </text:span><text:span text:style-name="T16">钝角</text:span></text:p>
        </text:list-item>
        <text:list-item>
          <text:p text:style-name="P27"><text:span text:style-name="T14">trigonometry </text:span><text:span text:style-name="T16">三角学</text:span></text:p>
        </text:list-item>
        <text:list-item>
          <text:p text:style-name="P27"><text:span text:style-name="T14">equilateral triangle </text:span><text:span text:style-name="T16">等边三角形</text:span></text:p>
        </text:list-item>
        <text:list-item>
          <text:p text:style-name="P27"><text:soft-page-break/><text:span text:style-name="T14">scalene triangle </text:span><text:span text:style-name="T16">不等边三角形</text:span></text:p>
        </text:list-item>
        <text:list-item>
          <text:p text:style-name="P27"><text:span text:style-name="T14">isosceles triangle </text:span><text:span text:style-name="T16">等腰三角形</text:span></text:p>
        </text:list-item>
        <text:list-item>
          <text:p text:style-name="P27"><text:span text:style-name="T14">right triangle </text:span><text:span text:style-name="T16">直角三角形</text:span></text:p>
        </text:list-item>
        <text:list-item>
          <text:p text:style-name="P27"><text:span text:style-name="T14">oblique </text:span><text:span text:style-name="T16">斜三角形</text:span></text:p>
        </text:list-item>
        <text:list-item>
          <text:p text:style-name="P39"><text:span text:style-name="T14">inscribed triangle </text:span><text:span text:style-name="T16">内接三角形</text:span></text:p>
        </text:list-item>
      </text:list>
      <text:h text:style-name="P4" text:outline-level="2"><text:span text:style-name="T15">几何</text:span><text:span text:style-name="T13">-</text:span><text:span text:style-name="T15">平面</text:span><text:span text:style-name="T13">, </text:span><text:span text:style-name="T15">立体</text:span></text:h>
      <text:list xml:id="list5023955386428183690" text:style-name="L6">
        <text:list-item>
          <text:p text:style-name="P19"><text:span text:style-name="T14">quadrilateral </text:span><text:span text:style-name="T16">四边形</text:span></text:p>
        </text:list-item>
        <text:list-item>
          <text:p text:style-name="P28"><text:span text:style-name="T14">pentagon </text:span><text:span text:style-name="T16">五边形</text:span></text:p>
        </text:list-item>
        <text:list-item>
          <text:p text:style-name="P28"><text:span text:style-name="T14">hexagon </text:span><text:span text:style-name="T16">六边形</text:span></text:p>
        </text:list-item>
        <text:list-item>
          <text:p text:style-name="P28"><text:span text:style-name="T14">heptagon </text:span><text:span text:style-name="T16">七边形</text:span></text:p>
        </text:list-item>
        <text:list-item>
          <text:p text:style-name="P28"><text:span text:style-name="T14">octagon </text:span><text:span text:style-name="T16">八边形</text:span></text:p>
        </text:list-item>
        <text:list-item>
          <text:p text:style-name="P28"><text:span text:style-name="T14">nonagon </text:span><text:span text:style-name="T16">九边形</text:span></text:p>
        </text:list-item>
        <text:list-item>
          <text:p text:style-name="P28"><text:span text:style-name="T14">decagon </text:span><text:span text:style-name="T16">十边形</text:span></text:p>
        </text:list-item>
        <text:list-item>
          <text:p text:style-name="P28"><text:span text:style-name="T14">polygon </text:span><text:span text:style-name="T16">多边形</text:span></text:p>
        </text:list-item>
        <text:list-item>
          <text:p text:style-name="P28"><text:span text:style-name="T14">parallelogram </text:span><text:span text:style-name="T16">平行四边形</text:span></text:p>
        </text:list-item>
        <text:list-item>
          <text:p text:style-name="P28"><text:span text:style-name="T14">square </text:span><text:span text:style-name="T16">正方形，平方</text:span></text:p>
        </text:list-item>
        <text:list-item>
          <text:p text:style-name="P28"><text:span text:style-name="T14">rectangle</text:span><text:span text:style-name="T16">长方形</text:span></text:p>
        </text:list-item>
        <text:list-item>
          <text:p text:style-name="P28"><text:span text:style-name="T14">rhombus </text:span><text:span text:style-name="T16">菱形</text:span></text:p>
        </text:list-item>
        <text:list-item>
          <text:p text:style-name="P28"><text:span text:style-name="T14">trapezoid </text:span><text:span text:style-name="T16">梯形</text:span></text:p>
        </text:list-item>
        <text:list-item>
          <text:p text:style-name="P28"><text:span text:style-name="T14">equilateral </text:span><text:span text:style-name="T16">等边形</text:span></text:p>
        </text:list-item>
        <text:list-item>
          <text:p text:style-name="P28"><text:span text:style-name="T14">regular polygon </text:span><text:span text:style-name="T16">正多边形</text:span></text:p>
        </text:list-item>
        <text:list-item>
          <text:p text:style-name="P28"><text:span text:style-name="T14">concentric circles </text:span><text:span text:style-name="T16">同心圆</text:span></text:p>
        </text:list-item>
        <text:list-item>
          <text:p text:style-name="P28"><text:span text:style-name="T14">line, straight line </text:span><text:span text:style-name="T16">直线</text:span></text:p>
        </text:list-item>
        <text:list-item>
          <text:p text:style-name="P28"><text:span text:style-name="T14">line segment </text:span><text:span text:style-name="T16">线段</text:span></text:p>
        </text:list-item>
        <text:list-item>
          <text:p text:style-name="P28"><text:span text:style-name="T14">parallel lines </text:span><text:span text:style-name="T16">平行线</text:span></text:p>
        </text:list-item>
        <text:list-item>
          <text:p text:style-name="P28"><text:span text:style-name="T14">rectangular solid </text:span><text:span text:style-name="T16">长方体</text:span></text:p>
        </text:list-item>
        <text:list-item>
          <text:p text:style-name="P28"><text:span text:style-name="T14">regular solid/polyhedron </text:span><text:span text:style-name="T16">正多面体</text:span></text:p>
        </text:list-item>
        <text:list-item>
          <text:p text:style-name="P28"><text:span text:style-name="T14">circular cylinder </text:span><text:span text:style-name="T16">圆柱体</text:span></text:p>
        </text:list-item>
        <text:list-item>
          <text:p text:style-name="P28"><text:span text:style-name="T14">cone </text:span><text:span text:style-name="T16">圆锥</text:span></text:p>
        </text:list-item>
        <text:list-item>
          <text:p text:style-name="P28"><text:soft-page-break/><text:span text:style-name="T14">sphere </text:span><text:span text:style-name="T16">球体</text:span></text:p>
        </text:list-item>
        <text:list-item>
          <text:p text:style-name="P40"><text:span text:style-name="T14">solid </text:span><text:span text:style-name="T16">立体的</text:span></text:p>
        </text:list-item>
      </text:list>
      <text:h text:style-name="P4" text:outline-level="2"><text:span text:style-name="T15">几何</text:span><text:span text:style-name="T13">-</text:span><text:span text:style-name="T15">图形概念</text:span></text:h>
      <text:list xml:id="list2997740503984995591" text:style-name="L7">
        <text:list-item>
          <text:p text:style-name="P20"><text:span text:style-name="T14">bisect </text:span><text:span text:style-name="T16">平分</text:span></text:p>
        </text:list-item>
        <text:list-item>
          <text:p text:style-name="P29"><text:span text:style-name="T14">circumscribe </text:span><text:span text:style-name="T16">外切</text:span></text:p>
        </text:list-item>
        <text:list-item>
          <text:p text:style-name="P29"><text:span text:style-name="T14">inscribe </text:span><text:span text:style-name="T16">内切</text:span></text:p>
        </text:list-item>
        <text:list-item>
          <text:p text:style-name="P29"><text:span text:style-name="T14">intersect </text:span><text:span text:style-name="T16">相交</text:span></text:p>
        </text:list-item>
        <text:list-item>
          <text:p text:style-name="P29"><text:span text:style-name="T14">perpendicular </text:span><text:span text:style-name="T16">垂直</text:span></text:p>
        </text:list-item>
        <text:list-item>
          <text:p text:style-name="P29"><text:span text:style-name="T14">congruent </text:span><text:span text:style-name="T16">全等的</text:span></text:p>
        </text:list-item>
        <text:list-item>
          <text:p text:style-name="P29"><text:span text:style-name="T14">multilateral </text:span><text:span text:style-name="T16">多边的</text:span></text:p>
        </text:list-item>
        <text:list-item>
          <text:p text:style-name="P29"><text:span text:style-name="T14">side </text:span><text:span text:style-name="T16">边长</text:span></text:p>
        </text:list-item>
        <text:list-item>
          <text:p text:style-name="P29"><text:span text:style-name="T14">circumference, perimeter </text:span><text:span text:style-name="T16">周长</text:span></text:p>
        </text:list-item>
        <text:list-item>
          <text:p text:style-name="P29"><text:span text:style-name="T14">diameter </text:span><text:span text:style-name="T16">直径</text:span></text:p>
        </text:list-item>
        <text:list-item>
          <text:p text:style-name="P29"><text:span text:style-name="T14">radius </text:span><text:span text:style-name="T16">半径</text:span></text:p>
        </text:list-item>
        <text:list-item>
          <text:p text:style-name="P29"><text:span text:style-name="T14">chord </text:span><text:span text:style-name="T16">弦</text:span></text:p>
        </text:list-item>
        <text:list-item>
          <text:p text:style-name="P29"><text:span text:style-name="T14">arc </text:span><text:span text:style-name="T16">弧</text:span></text:p>
        </text:list-item>
        <text:list-item>
          <text:p text:style-name="P29"><text:span text:style-name="T14">semicircle </text:span><text:span text:style-name="T16">半圆</text:span></text:p>
        </text:list-item>
        <text:list-item>
          <text:p text:style-name="P29"><text:span text:style-name="T14">radian </text:span><text:span text:style-name="T16">弧度</text:span></text:p>
        </text:list-item>
        <text:list-item>
          <text:p text:style-name="P29"><text:span text:style-name="T14">center of a circle </text:span><text:span text:style-name="T16">圆心</text:span></text:p>
        </text:list-item>
        <text:list-item>
          <text:p text:style-name="P29"><text:span text:style-name="T14">segment of a circle </text:span><text:span text:style-name="T16">弧形</text:span></text:p>
        </text:list-item>
        <text:list-item>
          <text:p text:style-name="P29"><text:span text:style-name="T14">angle bisector </text:span><text:span text:style-name="T16">角平分线</text:span></text:p>
        </text:list-item>
        <text:list-item>
          <text:p text:style-name="P29"><text:span text:style-name="T14">diagonal </text:span><text:span text:style-name="T16">对角线</text:span></text:p>
        </text:list-item>
        <text:list-item>
          <text:p text:style-name="P29"><text:span text:style-name="T14">cube </text:span><text:span text:style-name="T16">立方体，立方数</text:span></text:p>
        </text:list-item>
        <text:list-item>
          <text:p text:style-name="P29"><text:span text:style-name="T14">face of a solid </text:span><text:span text:style-name="T16">立体的面</text:span></text:p>
        </text:list-item>
        <text:list-item>
          <text:p text:style-name="P29"><text:span text:style-name="T14">altitude </text:span><text:span text:style-name="T16">高</text:span></text:p>
        </text:list-item>
        <text:list-item>
          <text:p text:style-name="P29"><text:span text:style-name="T14">depth </text:span><text:span text:style-name="T16">深度</text:span></text:p>
        </text:list-item>
        <text:list-item>
          <text:p text:style-name="P29"><text:span text:style-name="T14">volume </text:span><text:span text:style-name="T16">体积</text:span></text:p>
        </text:list-item>
        <text:list-item>
          <text:p text:style-name="P29"><text:span text:style-name="T14">surface area </text:span><text:span text:style-name="T16">表面积</text:span></text:p>
        </text:list-item>
        <text:list-item>
          <text:p text:style-name="P41"><text:span text:style-name="T14">edge </text:span><text:span text:style-name="T16">棱</text:span></text:p>
        </text:list-item>
      </text:list>
      <text:h text:style-name="P4" text:outline-level="2"><text:soft-page-break/><text:span text:style-name="T15">几何</text:span><text:span text:style-name="T13">-</text:span><text:span text:style-name="T15">坐标</text:span></text:h>
      <text:list xml:id="list7846136336645835993" text:style-name="L8">
        <text:list-item>
          <text:p text:style-name="P21"><text:span text:style-name="T14">arm </text:span><text:span text:style-name="T16">直角三角形的股</text:span></text:p>
        </text:list-item>
        <text:list-item>
          <text:p text:style-name="P30"><text:span text:style-name="T14">hypotenuse </text:span><text:span text:style-name="T16">斜边</text:span></text:p>
        </text:list-item>
        <text:list-item>
          <text:p text:style-name="P30"><text:span text:style-name="T14">included side </text:span><text:span text:style-name="T16">夹边</text:span></text:p>
        </text:list-item>
        <text:list-item>
          <text:p text:style-name="P30"><text:span text:style-name="T14">Pythagorean theorem </text:span><text:span text:style-name="T16">勾股定理</text:span></text:p>
        </text:list-item>
        <text:list-item>
          <text:p text:style-name="P30"><text:span text:style-name="T14">leg </text:span><text:span text:style-name="T16">三角形的直角边</text:span></text:p>
        </text:list-item>
        <text:list-item>
          <text:p text:style-name="P30"><text:span text:style-name="T14">median</text:span><text:span text:style-name="T16">（三角形的）中线</text:span></text:p>
        </text:list-item>
        <text:list-item>
          <text:p text:style-name="P30"><text:span text:style-name="T14">base</text:span><text:span text:style-name="T16">底边，底数</text:span></text:p>
        </text:list-item>
        <text:list-item>
          <text:p text:style-name="P30"><text:span text:style-name="T14">opposite </text:span><text:span text:style-name="T16">直角三角形中的对边</text:span></text:p>
        </text:list-item>
        <text:list-item>
          <text:p text:style-name="P30"><text:span text:style-name="T14">cross section </text:span><text:span text:style-name="T16">横截面</text:span></text:p>
        </text:list-item>
        <text:list-item>
          <text:p text:style-name="P30"><text:span text:style-name="T14">vertex (</text:span><text:span text:style-name="T16">复数形式</text:span><text:span text:style-name="T14">vertices)</text:span><text:span text:style-name="T16">顶点</text:span></text:p>
        </text:list-item>
        <text:list-item>
          <text:p text:style-name="P30"><text:span text:style-name="T14">tangent </text:span><text:span text:style-name="T16">切线的</text:span></text:p>
        </text:list-item>
        <text:list-item>
          <text:p text:style-name="P30"><text:span text:style-name="T14">complex plane </text:span><text:span text:style-name="T16">复平面</text:span></text:p>
        </text:list-item>
        <text:list-item>
          <text:p text:style-name="P30"><text:span text:style-name="T14">midpoint </text:span><text:span text:style-name="T16">中点</text:span></text:p>
        </text:list-item>
        <text:list-item>
          <text:p text:style-name="P30"><text:span text:style-name="T14">endpoint </text:span><text:span text:style-name="T16">端点</text:span></text:p>
        </text:list-item>
        <text:list-item>
          <text:p text:style-name="P30"><text:span text:style-name="T14">coordinate system </text:span><text:span text:style-name="T16">坐标系</text:span></text:p>
        </text:list-item>
        <text:list-item>
          <text:p text:style-name="P30"><text:span text:style-name="T14">rectangular coordinate </text:span><text:span text:style-name="T16">直角坐标系</text:span></text:p>
        </text:list-item>
        <text:list-item>
          <text:p text:style-name="P30"><text:span text:style-name="T14">origin </text:span><text:span text:style-name="T16">原点</text:span></text:p>
        </text:list-item>
        <text:list-item>
          <text:p text:style-name="P30"><text:span text:style-name="T14">abscissa </text:span><text:span text:style-name="T16">横坐标</text:span></text:p>
        </text:list-item>
        <text:list-item>
          <text:p text:style-name="P30"><text:span text:style-name="T14">ordinate </text:span><text:span text:style-name="T16">纵坐标</text:span></text:p>
        </text:list-item>
        <text:list-item>
          <text:p text:style-name="P30"><text:span text:style-name="T14">number line </text:span><text:span text:style-name="T16">数轴</text:span></text:p>
        </text:list-item>
        <text:list-item>
          <text:p text:style-name="P30"><text:span text:style-name="T14">quadrant </text:span><text:span text:style-name="T16">象限</text:span></text:p>
        </text:list-item>
        <text:list-item>
          <text:p text:style-name="P30"><text:span text:style-name="T14">slope </text:span><text:span text:style-name="T16">斜率</text:span></text:p>
        </text:list-item>
        <text:list-item>
          <text:p text:style-name="P30"><text:span text:style-name="T14">transversal </text:span><text:span text:style-name="T16">截线</text:span></text:p>
        </text:list-item>
        <text:list-item>
          <text:p text:style-name="P42"><text:span text:style-name="T14">intercept </text:span><text:span text:style-name="T16">截距</text:span></text:p>
        </text:list-item>
      </text:list>
      <text:h text:style-name="P4" text:outline-level="2"><text:span text:style-name="T15">商业术语</text:span><text:span text:style-name="T13">,</text:span><text:span text:style-name="T15">计量单位</text:span></text:h>
      <text:list xml:id="list5592335696825762268" text:style-name="L9">
        <text:list-item>
          <text:p text:style-name="P22"><text:span text:style-name="T14">Intercalary/leap year </text:span><text:span text:style-name="T16">闰年</text:span><text:span text:style-name="T14">(366</text:span><text:span text:style-name="T16">天</text:span><text:span text:style-name="T14">)</text:span></text:p>
        </text:list-item>
        <text:list-item>
          <text:p text:style-name="P31"><text:span text:style-name="T14">common year </text:span><text:span text:style-name="T16">平年</text:span><text:span text:style-name="T14">(365</text:span><text:span text:style-name="T16">天</text:span><text:span text:style-name="T14">)</text:span></text:p>
        </text:list-item>
        <text:list-item>
          <text:p text:style-name="P31"><text:soft-page-break/><text:span text:style-name="T14">depreciation </text:span><text:span text:style-name="T16">折旧</text:span></text:p>
        </text:list-item>
        <text:list-item>
          <text:p text:style-name="P31"><text:span text:style-name="T14">down payment </text:span><text:span text:style-name="T16">直接付款</text:span></text:p>
        </text:list-item>
        <text:list-item>
          <text:p text:style-name="P31"><text:span text:style-name="T14">discount </text:span><text:span text:style-name="T16">打折 </text:span><text:span text:style-name="T14">/ denote </text:span><text:span text:style-name="T16">表示</text:span></text:p>
        </text:list-item>
        <text:list-item>
          <text:p text:style-name="P31"><text:span text:style-name="T14">margin /profit </text:span><text:span text:style-name="T16">利润</text:span></text:p>
        </text:list-item>
        <text:list-item>
          <text:p text:style-name="P31"><text:span text:style-name="T14">interest </text:span><text:span text:style-name="T16">利息</text:span><text:span text:style-name="T14">/ dividend </text:span><text:span text:style-name="T16">红利</text:span></text:p>
        </text:list-item>
        <text:list-item>
          <text:p text:style-name="P31"><text:span text:style-name="T14">simple interest </text:span><text:span text:style-name="T16">单利</text:span></text:p>
        </text:list-item>
        <text:list-item>
          <text:p text:style-name="P31"><text:span text:style-name="T14">compounded interest </text:span><text:span text:style-name="T16">复利</text:span></text:p>
        </text:list-item>
        <text:list-item>
          <text:p text:style-name="P31"><text:span text:style-name="T14">Increase / decrease to </text:span><text:span text:style-name="T16">增加</text:span><text:span text:style-name="T14">/</text:span><text:span text:style-name="T16">减少到</text:span></text:p>
        </text:list-item>
        <text:list-item>
          <text:p text:style-name="P31"><text:span text:style-name="T14">increase /decrease by </text:span><text:span text:style-name="T16">增加</text:span><text:span text:style-name="T14">/</text:span><text:span text:style-name="T16">减少了</text:span></text:p>
        </text:list-item>
        <text:list-item>
          <text:p text:style-name="P31"><text:span text:style-name="T14">list price </text:span><text:span text:style-name="T16">标价 </text:span><text:span text:style-name="T14">/markup </text:span><text:span text:style-name="T16">涨价</text:span></text:p>
        </text:list-item>
        <text:list-item>
          <text:p text:style-name="P31"><text:span text:style-name="T14">retail price </text:span><text:span text:style-name="T16">零售价 </text:span><text:span text:style-name="T14">/per capita </text:span><text:span text:style-name="T16">每人</text:span></text:p>
        </text:list-item>
        <text:list-item>
          <text:p text:style-name="P31"><text:span text:style-name="T14">cent </text:span><text:span text:style-name="T16">美分</text:span><text:span text:style-name="T14">/penny </text:span><text:span text:style-name="T16">一美分硬币</text:span></text:p>
        </text:list-item>
        <text:list-item>
          <text:p text:style-name="P31"><text:span text:style-name="T14">nickel 5</text:span><text:span text:style-name="T16">美分硬币 </text:span><text:span text:style-name="T14">/dime </text:span><text:span text:style-name="T16">一角硬币</text:span></text:p>
        </text:list-item>
        <text:list-item>
          <text:p text:style-name="P31"><text:span text:style-name="T14">dozen </text:span><text:span text:style-name="T16">打</text:span><text:span text:style-name="T14">(12</text:span><text:span text:style-name="T16">个</text:span><text:span text:style-name="T14">) / score </text:span><text:span text:style-name="T16">廿 </text:span><text:span text:style-name="T14">(20</text:span><text:span text:style-name="T16">个</text:span><text:span text:style-name="T14">)</text:span></text:p>
        </text:list-item>
        <text:list-item>
          <text:p text:style-name="P31"><text:span text:style-name="T14">Centigrade </text:span><text:span text:style-name="T16">摄氏</text:span><text:span text:style-name="T14">/Fahrenheit </text:span><text:span text:style-name="T16">华氏</text:span></text:p>
        </text:list-item>
        <text:list-item>
          <text:p text:style-name="P31"><text:span text:style-name="T14">quart </text:span><text:span text:style-name="T16">夸脱</text:span><text:span text:style-name="T14">/ gallon </text:span><text:span text:style-name="T16">加仑</text:span></text:p>
        </text:list-item>
        <text:list-item>
          <text:p text:style-name="P34">(1 gallon = 4 quart)</text:p>
        </text:list-item>
        <text:list-item>
          <text:p text:style-name="P31"><text:span text:style-name="T14">yard </text:span><text:span text:style-name="T16">码 </text:span><text:span text:style-name="T14">/ inch </text:span><text:span text:style-name="T16">英寸</text:span><text:span text:style-name="T14">/ foot </text:span><text:span text:style-name="T16">英尺</text:span></text:p>
        </text:list-item>
        <text:list-item>
          <text:p text:style-name="P31"><text:span text:style-name="T14">meter </text:span><text:span text:style-name="T16">米</text:span><text:span text:style-name="T14">/ micron </text:span><text:span text:style-name="T16">微米</text:span></text:p>
        </text:list-item>
        <text:list-item>
          <text:p text:style-name="P31"><text:span text:style-name="T14">square measure </text:span><text:span text:style-name="T16">平方单位制</text:span></text:p>
        </text:list-item>
        <text:list-item>
          <text:p text:style-name="P31"><text:span text:style-name="T14">cubic meter </text:span><text:span text:style-name="T16">立方米</text:span></text:p>
        </text:list-item>
        <text:list-item>
          <text:p text:style-name="P31"><text:span text:style-name="T14">pint </text:span><text:span text:style-name="T16">品脱</text:span><text:span text:style-name="T14">(</text:span><text:span text:style-name="T16">干量或液量的单位</text:span><text:span text:style-name="T14">)</text:span></text:p>
        </text:list-item>
      </text:list>
      <text:p text:style-name="P2"/>
      <text:p text:style-name="P2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a<text:span text:style-name="T9">4</text:span></text:p>
      <text:p text:style-name="P8"/>
      <text:p text:style-name="P12"><text:span text:style-name="T11">α</text:span> <text:s text:c="4"/><text:span text:style-name="T11">β</text:span> <text:s text:c="4"/><text:span text:style-name="T11">θ</text:span> <text:s text:c="5"/><text:span text:style-name="T11">π</text:span></text:p>
      <text:p text:style-name="P13"/>
      <text:p text:style-name="P11"><text:span text:style-name="T6">≠</text:span><text:span text:style-name="T12"> <text:s text:c="5"/></text:span><text:span text:style-name="T5">≈</text:span><text:span text:style-name="T11"> </text:span><text:span text:style-name="T12"><text:s text:c="6"/></text:span><text:span text:style-name="T6">≥</text:span><text:span text:style-name="T12"> <text:s text:c="6"/></text:span><text:span text:style-name="T6">≤</text:span><text:span text:style-name="T12"> <text:s text:c="5"/></text:span><text:span text:style-name="T6">÷</text:span><text:span text:style-name="T12"> <text:s text:c="5"/></text:span><text:span text:style-name="T7">a^b</text:span><text:span text:style-name="T12"> </text:span></text:p>
      <text:p text:style-name="P13"/>
      <text:p text:style-name="P11"><text:span text:style-name="T6">∠</text:span><text:span text:style-name="T12"> <text:s text:c="4"/></text:span><text:span text:style-name="T6">≅</text:span><text:span text:style-name="T12"> <text:s text:c="5"/></text:span><text:span text:style-name="T6">~</text:span><text:span text:style-name="T12"> <text:s text:c="5"/></text:span><text:span text:style-name="T6">Δ</text:span><text:span text:style-name="T12"> <text:s text:c="4"/></text:span><text:span text:style-name="T6">π</text:span><text:span text:style-name="T12"> <text:s text:c="4"/></text:span><text:span text:style-name="T6">∥</text:span><text:span text:style-name="T12"> <text:s text:c="5"/></text:span><text:span text:style-name="T6">∑</text:span><text:span text:style-name="T12"> </text:span></text:p>
      <text:p text:style-name="P13"/>
      <text:p text:style-name="P11"><text:span text:style-name="T6">∫</text:span><text:span text:style-name="T12"> <text:s text:c="4"/></text:span><text:span text:style-name="T5">∞</text:span><text:span text:style-name="T11"> </text:span><text:span text:style-name="T12"><text:s text:c="4"/></text:span><text:span text:style-name="T7">f(x)</text:span><text:span text:style-name="T12"> <text:s text:c="3"/></text:span><text:span text:style-name="T7">dx</text:span><text:span text:style-name="T12"> <text:s text:c="6"/></text:span><text:span text:style-name="T6">∴</text:span><text:span text:style-name="T12"> <text:s text:c="5"/></text:span><text:span text:style-name="T6">∵</text:span><text:span text:style-name="T12"> </text:span></text:p>
      <text:p text:style-name="P13"/>
      <text:p text:style-name="P10"><text:span text:style-name="T3">a</text:span><text:span text:style-name="T4">b</text:span><text:span text:style-name="T8"> <text:s text:c="3"/></text:span><text:span text:style-name="T4">ab</text:span><text:span text:style-name="T8"> <text:s text:c="3"/></text:span><text:span text:style-name="T4">ab</text:span><text:span text:style-name="T8"> <text:s text:c="2"/></text:span><text:span text:style-name="T10">2 </text:span><text:span text:style-name="T8"><text:s/>3 4 5 6 <text:s/></text:span><text:span text:style-name="T10">m n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PingFang SC" svg:font-family="'PingFang SC', 'Lantinghei SC', 'Microsoft YaHei', arial, sans-serif, tahoma"/>
    <style:font-face style:name="Tahoma1" svg:font-family="Tahoma"/>
    <style:font-face style:name="apple-system" svg:font-family="apple-system, BlinkMacSystemFont, 'Helvetica Neue', 'PingFang SC', 'Microsoft YaHei', 'Source Han Sans SC', 'Noto Sans CJK SC', 'WenQuanYi Micro Hei', sans-serif"/>
    <style:font-face style:name="times new roman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2M55S</meta:editing-duration>
    <meta:editing-cycles>5</meta:editing-cycles>
    <meta:generator>OpenOffice/4.1.15$Win32 OpenOffice.org_project/4115m2$Build-9813</meta:generator>
    <dc:date>2026-01-05T21:21:03.16</dc:date>
    <meta:document-statistic meta:table-count="0" meta:image-count="0" meta:object-count="0" meta:page-count="22" meta:paragraph-count="251" meta:word-count="2562" meta:character-count="8920"/>
    <dc:creator>Eric Zhang</dc:creator>
    <meta:user-defined meta:name="Info 1"/>
    <meta:user-defined meta:name="Info 2"/>
    <meta:user-defined meta:name="Info 3"/>
    <meta:user-defined meta:name="Info 4"/>
  </office:meta>
</office:document-meta>
</file>